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5.7839in"/>
    </style:style>
    <style:style style:name="co5" style:family="table-column">
      <style:table-column-properties fo:break-before="auto" style:column-width="0.6307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598in"/>
    </style:style>
    <style:style style:name="co9" style:family="table-column">
      <style:table-column-properties fo:break-before="auto" style:column-width="0.2083in"/>
    </style:style>
    <style:style style:name="co10" style:family="table-column">
      <style:table-column-properties fo:break-before="auto" style:column-width="1.0626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6673in"/>
    </style:style>
    <style:style style:name="co13" style:family="table-column">
      <style:table-column-properties fo:break-before="auto" style:column-width="1.1165in"/>
    </style:style>
    <style:style style:name="co14" style:family="table-column">
      <style:table-column-properties fo:break-before="auto" style:column-width="3.0598in"/>
    </style:style>
    <style:style style:name="co15" style:family="table-column">
      <style:table-column-properties fo:break-before="auto" style:column-width="0.5161in"/>
    </style:style>
    <style:style style:name="co16" style:family="table-column">
      <style:table-column-properties fo:break-before="auto" style:column-width="0.7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4ea6b"/>
    </style:style>
    <style:style style:name="ce22" style:family="table-cell" style:parent-style-name="Default" style:data-style-name="N99"/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KITCHEN KEYPAD - Properties as shown in Home Assistant on 3/30/2025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Kitchen | Keypad | 4E.B1.DF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ORIGINAL COPIED-IN DATA</text:p>
          </table:table-cell>
          <table:table-cell table:style-name="ce7"/>
          <table:table-cell table:style-name="ce8" office:value-type="string" calcext:value-type="string">
            <text:p>TRANSPOSED</text:p>
          </table:table-cell>
          <table:table-cell table:style-name="ce10" table:number-columns-repeated="3"/>
          <table:table-cell table:number-columns-repeated="16378"/>
        </table:table-row>
        <table:table-row table:style-name="ro2">
          <table:table-cell table:style-name="ce4" office:value-type="string" calcext:value-type="string">
            <text:p>Property</text:p>
          </table:table-cell>
          <table:table-cell table:style-name="ce7"/>
          <table:table-cell table:style-name="ce9" table:formula="of:=INDEX([.$A$4:.$A$1003]; (ROW([.B1])-1)*4 + COLUMN([.B4])-1)" office:value-type="string" office:string-value="Property" calcext:value-type="string">
            <text:p>Property</text:p>
          </table:table-cell>
          <table:table-cell table:style-name="ce9" table:formula="of:=INDEX([.$A$4:.$A$1003]; (ROW([.C1])-1)*4 + COLUMN([.C4])-1)" office:value-type="string" office:string-value="Description" calcext:value-type="string">
            <text:p>Description</text:p>
          </table:table-cell>
          <table:table-cell table:style-name="ce9" table:formula="of:=INDEX([.$A$4:.$A$1003]; (ROW([.D1])-1)*4 + COLUMN([.D4])-1)" office:value-type="string" office:string-value="Modified" calcext:value-type="string">
            <text:p>Modified</text:p>
          </table:table-cell>
          <table:table-cell table:style-name="ce9" table:formula="of:=INDEX([.$A$4:.$A$1003]; (ROW([.E1])-1)*4 + COLUMN([.E4])-1)" office:value-type="string" office:string-value="Value" calcext:value-type="string">
            <text:p>Value</text:p>
          </table:table-cell>
          <table:table-cell table:style-name="ce9" table:number-columns-repeated="16378"/>
        </table:table-row>
        <table:table-row table:style-name="ro2">
          <table:table-cell office:value-type="string" calcext:value-type="string">
            <text:p>Description</text:p>
          </table:table-cell>
          <table:table-cell/>
          <table:table-cell table:formula="of:=INDEX([.$A$4:.$A$1003]; (ROW([.B2])-1)*4 + COLUMN([.B5])-1)" office:value-type="string" office:string-value="program_lock_on" calcext:value-type="string">
            <text:p>program_lock_on</text:p>
          </table:table-cell>
          <table:table-cell table:formula="of:=INDEX([.$A$4:.$A$1003]; (ROW([.C2])-1)*4 + COLUMN([.C5])-1)" office:value-type="string" office:string-value="Program lock on" calcext:value-type="string">
            <text:p>Program lock on</text:p>
          </table:table-cell>
          <table:table-cell table:formula="of:=INDEX([.$A$4:.$A$1003]; (ROW([.D2])-1)*4 + COLUMN([.D5])-1)" office:value-type="string" office:string-value="No" calcext:value-type="string">
            <text:p>No</text:p>
          </table:table-cell>
          <table:table-cell table:style-name="ce22" table:formula="of:=INDEX([.$A$4:.$A$1003]; (ROW([.E2])-1)*4 + COLUMN([.E5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dified</text:p>
          </table:table-cell>
          <table:table-cell/>
          <table:table-cell table:formula="of:=INDEX([.$A$4:.$A$1003]; (ROW([.B3])-1)*4 + COLUMN([.B6])-1)" office:value-type="string" office:string-value="blink_on_tx_on" calcext:value-type="string">
            <text:p>blink_on_tx_on</text:p>
          </table:table-cell>
          <table:table-cell table:formula="of:=INDEX([.$A$4:.$A$1003]; (ROW([.C3])-1)*4 + COLUMN([.C6])-1)" office:value-type="string" office:string-value="Blink on tx on" calcext:value-type="string">
            <text:p>Blink on tx on</text:p>
          </table:table-cell>
          <table:table-cell table:formula="of:=INDEX([.$A$4:.$A$1003]; (ROW([.D3])-1)*4 + COLUMN([.D6])-1)" office:value-type="string" office:string-value="No" calcext:value-type="string">
            <text:p>No</text:p>
          </table:table-cell>
          <table:table-cell table:style-name="ce22" table:formula="of:=INDEX([.$A$4:.$A$1003]; (ROW([.E3])-1)*4 + COLUMN([.E6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lue</text:p>
          </table:table-cell>
          <table:table-cell/>
          <table:table-cell table:formula="of:=INDEX([.$A$4:.$A$1003]; (ROW([.B4])-1)*4 + COLUMN([.B7])-1)" office:value-type="string" office:string-value="resume_dim_on" calcext:value-type="string">
            <text:p>resume_dim_on</text:p>
          </table:table-cell>
          <table:table-cell table:formula="of:=INDEX([.$A$4:.$A$1003]; (ROW([.C4])-1)*4 + COLUMN([.C7])-1)" office:value-type="string" office:string-value="Resume dim on" calcext:value-type="string">
            <text:p>Resume dim on</text:p>
          </table:table-cell>
          <table:table-cell table:formula="of:=INDEX([.$A$4:.$A$1003]; (ROW([.D4])-1)*4 + COLUMN([.D7])-1)" office:value-type="string" office:string-value="No" calcext:value-type="string">
            <text:p>No</text:p>
          </table:table-cell>
          <table:table-cell table:style-name="ce22" table:formula="of:=INDEX([.$A$4:.$A$1003]; (ROW([.E4])-1)*4 + COLUMN([.E7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gram_lock_on</text:p>
          </table:table-cell>
          <table:table-cell/>
          <table:table-cell table:formula="of:=INDEX([.$A$4:.$A$1003]; (ROW([.B5])-1)*4 + COLUMN([.B8])-1)" office:value-type="string" office:string-value="led_off" calcext:value-type="string">
            <text:p>led_off</text:p>
          </table:table-cell>
          <table:table-cell table:formula="of:=INDEX([.$A$4:.$A$1003]; (ROW([.C5])-1)*4 + COLUMN([.C8])-1)" office:value-type="string" office:string-value="LED off" calcext:value-type="string">
            <text:p>LED off</text:p>
          </table:table-cell>
          <table:table-cell table:formula="of:=INDEX([.$A$4:.$A$1003]; (ROW([.D5])-1)*4 + COLUMN([.D8])-1)" office:value-type="string" office:string-value="No" calcext:value-type="string">
            <text:p>No</text:p>
          </table:table-cell>
          <table:table-cell table:style-name="ce22" table:formula="of:=INDEX([.$A$4:.$A$1003]; (ROW([.E5])-1)*4 + COLUMN([.E8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gram lock on</text:p>
          </table:table-cell>
          <table:table-cell/>
          <table:table-cell table:formula="of:=INDEX([.$A$4:.$A$1003]; (ROW([.B6])-1)*4 + COLUMN([.B9])-1)" office:value-type="string" office:string-value="key_beep_on" calcext:value-type="string">
            <text:p>key_beep_on</text:p>
          </table:table-cell>
          <table:table-cell table:formula="of:=INDEX([.$A$4:.$A$1003]; (ROW([.C6])-1)*4 + COLUMN([.C9])-1)" office:value-type="string" office:string-value="Key beep on" calcext:value-type="string">
            <text:p>Key beep on</text:p>
          </table:table-cell>
          <table:table-cell table:formula="of:=INDEX([.$A$4:.$A$1003]; (ROW([.D6])-1)*4 + COLUMN([.D9])-1)" office:value-type="string" office:string-value="No" calcext:value-type="string">
            <text:p>No</text:p>
          </table:table-cell>
          <table:table-cell table:style-name="ce22" table:formula="of:=INDEX([.$A$4:.$A$1003]; (ROW([.E6])-1)*4 + COLUMN([.E9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7])-1)*4 + COLUMN([.B10])-1)" office:value-type="string" office:string-value="rf_disable_on" calcext:value-type="string">
            <text:p>rf_disable_on</text:p>
          </table:table-cell>
          <table:table-cell table:formula="of:=INDEX([.$A$4:.$A$1003]; (ROW([.C7])-1)*4 + COLUMN([.C10])-1)" office:value-type="string" office:string-value="Rf disable on" calcext:value-type="string">
            <text:p>Rf disable on</text:p>
          </table:table-cell>
          <table:table-cell table:formula="of:=INDEX([.$A$4:.$A$1003]; (ROW([.D7])-1)*4 + COLUMN([.D10])-1)" office:value-type="string" office:string-value="No" calcext:value-type="string">
            <text:p>No</text:p>
          </table:table-cell>
          <table:table-cell table:style-name="ce22" table:formula="of:=INDEX([.$A$4:.$A$1003]; (ROW([.E7])-1)*4 + COLUMN([.E10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8])-1)*4 + COLUMN([.B11])-1)" office:value-type="string" office:string-value="powerline_disable_on" calcext:value-type="string">
            <text:p>powerline_disable_on</text:p>
          </table:table-cell>
          <table:table-cell table:formula="of:=INDEX([.$A$4:.$A$1003]; (ROW([.C8])-1)*4 + COLUMN([.C11])-1)" office:value-type="string" office:string-value="Powerline disable on" calcext:value-type="string">
            <text:p>Powerline disable on</text:p>
          </table:table-cell>
          <table:table-cell table:formula="of:=INDEX([.$A$4:.$A$1003]; (ROW([.D8])-1)*4 + COLUMN([.D11])-1)" office:value-type="string" office:string-value="No" calcext:value-type="string">
            <text:p>No</text:p>
          </table:table-cell>
          <table:table-cell table:style-name="ce22" table:formula="of:=INDEX([.$A$4:.$A$1003]; (ROW([.E8])-1)*4 + COLUMN([.E11])-1)" office:value-type="boolean" office:boolean-value="false" calcext:value-type="boolean">
            <text:p>FAL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nk_on_tx_on</text:p>
          </table:table-cell>
          <table:table-cell/>
          <table:table-cell table:formula="of:=INDEX([.$A$4:.$A$1003]; (ROW([.B9])-1)*4 + COLUMN([.B12])-1)" office:value-type="string" office:string-value="blink_on_error_off" calcext:value-type="string">
            <text:p>blink_on_error_off</text:p>
          </table:table-cell>
          <table:table-cell table:formula="of:=INDEX([.$A$4:.$A$1003]; (ROW([.C9])-1)*4 + COLUMN([.C12])-1)" office:value-type="string" office:string-value="Blink on error off" calcext:value-type="string">
            <text:p>Blink on error off</text:p>
          </table:table-cell>
          <table:table-cell table:formula="of:=INDEX([.$A$4:.$A$1003]; (ROW([.D9])-1)*4 + COLUMN([.D12])-1)" office:value-type="string" office:string-value="No" calcext:value-type="string">
            <text:p>No</text:p>
          </table:table-cell>
          <table:table-cell table:style-name="ce22" table:formula="of:=INDEX([.$A$4:.$A$1003]; (ROW([.E9])-1)*4 + COLUMN([.E12])-1)" office:value-type="boolean" office:boolean-value="true" calcext:value-type="boolean">
            <text:p>TR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nk on tx on</text:p>
          </table:table-cell>
          <table:table-cell/>
          <table:table-cell table:formula="of:=INDEX([.$A$4:.$A$1003]; (ROW([.B10])-1)*4 + COLUMN([.B13])-1)" office:value-type="string" office:string-value="led_dimming" calcext:value-type="string">
            <text:p>led_dimming</text:p>
          </table:table-cell>
          <table:table-cell table:formula="of:=INDEX([.$A$4:.$A$1003]; (ROW([.C10])-1)*4 + COLUMN([.C13])-1)" office:value-type="string" office:string-value="LED dimming" calcext:value-type="string">
            <text:p>LED dimming</text:p>
          </table:table-cell>
          <table:table-cell table:formula="of:=INDEX([.$A$4:.$A$1003]; (ROW([.D10])-1)*4 + COLUMN([.D13])-1)" office:value-type="string" office:string-value="No" calcext:value-type="string">
            <text:p>No</text:p>
          </table:table-cell>
          <table:table-cell table:formula="of:=INDEX([.$A$4:.$A$1003]; (ROW([.E10])-1)*4 + COLUMN([.E13])-1)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11])-1)*4 + COLUMN([.B14])-1)" office:value-type="string" office:string-value="ramp_rate_in_seconds" calcext:value-type="string">
            <text:p>ramp_rate_in_seconds</text:p>
          </table:table-cell>
          <table:table-cell table:formula="of:=INDEX([.$A$4:.$A$1003]; (ROW([.C11])-1)*4 + COLUMN([.C14])-1)" office:value-type="string" office:string-value="Default ramp rate for device" calcext:value-type="string">
            <text:p>Default ramp rate for device</text:p>
          </table:table-cell>
          <table:table-cell table:formula="of:=INDEX([.$A$4:.$A$1003]; (ROW([.D11])-1)*4 + COLUMN([.D14])-1)" office:value-type="string" office:string-value="No" calcext:value-type="string">
            <text:p>No</text:p>
          </table:table-cell>
          <table:table-cell table:formula="of:=INDEX([.$A$4:.$A$1003]; (ROW([.E11])-1)*4 + COLUMN([.E14])-1)" office:value-type="float" office:value="0.5" calcext:value-type="float">
            <text:p>0.5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12])-1)*4 + COLUMN([.B15])-1)" office:value-type="string" office:string-value="radio_button_groups" calcext:value-type="string">
            <text:p>radio_button_groups</text:p>
          </table:table-cell>
          <table:table-cell table:formula="of:=INDEX([.$A$4:.$A$1003]; (ROW([.C12])-1)*4 + COLUMN([.C15])-1)" office:value-type="string" office:string-value="Keypad buttons assigned to act as radio buttions" calcext:value-type="string">
            <text:p>Keypad buttons assigned to act as radio buttions</text:p>
          </table:table-cell>
          <table:table-cell table:formula="of:=INDEX([.$A$4:.$A$1003]; (ROW([.D12])-1)*4 + COLUMN([.D15])-1)" office:value-type="string" office:string-value="No" calcext:value-type="string">
            <text:p>No</text:p>
          </table:table-cell>
          <table:table-cell table:formula="of:=INDEX([.$A$4:.$A$1003]; (ROW([.E12])-1)*4 + COLUMN([.E15])-1)" office:value-type="string" office:string-value="1 groups" calcext:value-type="string">
            <text:p>1 grou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me_dim_on</text:p>
          </table:table-cell>
          <table:table-cell/>
          <table:table-cell table:formula="of:=INDEX([.$A$4:.$A$1003]; (ROW([.B13])-1)*4 + COLUMN([.B16])-1)" office:value-type="string" office:string-value="toggle_button_b" calcext:value-type="string">
            <text:p>toggle_button_b</text:p>
          </table:table-cell>
          <table:table-cell table:formula="of:=INDEX([.$A$4:.$A$1003]; (ROW([.C13])-1)*4 + COLUMN([.C16])-1)" office:value-type="string" office:string-value="Button B toggle mode" calcext:value-type="string">
            <text:p>Button B toggle mode</text:p>
          </table:table-cell>
          <table:table-cell table:formula="of:=INDEX([.$A$4:.$A$1003]; (ROW([.D13])-1)*4 + COLUMN([.D16])-1)" office:value-type="string" office:string-value="No" calcext:value-type="string">
            <text:p>No</text:p>
          </table:table-cell>
          <table:table-cell table:formula="of:=INDEX([.$A$4:.$A$1003]; (ROW([.E13])-1)*4 + COLUMN([.E16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me dim on</text:p>
          </table:table-cell>
          <table:table-cell/>
          <table:table-cell table:formula="of:=INDEX([.$A$4:.$A$1003]; (ROW([.B14])-1)*4 + COLUMN([.B17])-1)" office:value-type="string" office:string-value="toggle_button_c" calcext:value-type="string">
            <text:p>toggle_button_c</text:p>
          </table:table-cell>
          <table:table-cell table:formula="of:=INDEX([.$A$4:.$A$1003]; (ROW([.C14])-1)*4 + COLUMN([.C17])-1)" office:value-type="string" office:string-value="Button C toggle mode" calcext:value-type="string">
            <text:p>Button C toggle mode</text:p>
          </table:table-cell>
          <table:table-cell table:formula="of:=INDEX([.$A$4:.$A$1003]; (ROW([.D14])-1)*4 + COLUMN([.D17])-1)" office:value-type="string" office:string-value="No" calcext:value-type="string">
            <text:p>No</text:p>
          </table:table-cell>
          <table:table-cell table:formula="of:=INDEX([.$A$4:.$A$1003]; (ROW([.E14])-1)*4 + COLUMN([.E17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15])-1)*4 + COLUMN([.B18])-1)" office:value-type="string" office:string-value="toggle_button_d" calcext:value-type="string">
            <text:p>toggle_button_d</text:p>
          </table:table-cell>
          <table:table-cell table:formula="of:=INDEX([.$A$4:.$A$1003]; (ROW([.C15])-1)*4 + COLUMN([.C18])-1)" office:value-type="string" office:string-value="Button D toggle mode" calcext:value-type="string">
            <text:p>Button D toggle mode</text:p>
          </table:table-cell>
          <table:table-cell table:formula="of:=INDEX([.$A$4:.$A$1003]; (ROW([.D15])-1)*4 + COLUMN([.D18])-1)" office:value-type="string" office:string-value="No" calcext:value-type="string">
            <text:p>No</text:p>
          </table:table-cell>
          <table:table-cell table:formula="of:=INDEX([.$A$4:.$A$1003]; (ROW([.E15])-1)*4 + COLUMN([.E18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16])-1)*4 + COLUMN([.B19])-1)" office:value-type="string" office:string-value="toggle_button_e" calcext:value-type="string">
            <text:p>toggle_button_e</text:p>
          </table:table-cell>
          <table:table-cell table:formula="of:=INDEX([.$A$4:.$A$1003]; (ROW([.C16])-1)*4 + COLUMN([.C19])-1)" office:value-type="string" office:string-value="Button E toggle mode" calcext:value-type="string">
            <text:p>Button E toggle mode</text:p>
          </table:table-cell>
          <table:table-cell table:formula="of:=INDEX([.$A$4:.$A$1003]; (ROW([.D16])-1)*4 + COLUMN([.D19])-1)" office:value-type="string" office:string-value="No" calcext:value-type="string">
            <text:p>No</text:p>
          </table:table-cell>
          <table:table-cell table:formula="of:=INDEX([.$A$4:.$A$1003]; (ROW([.E16])-1)*4 + COLUMN([.E19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d_off</text:p>
          </table:table-cell>
          <table:table-cell/>
          <table:table-cell table:formula="of:=INDEX([.$A$4:.$A$1003]; (ROW([.B17])-1)*4 + COLUMN([.B20])-1)" office:value-type="string" office:string-value="toggle_button_f" calcext:value-type="string">
            <text:p>toggle_button_f</text:p>
          </table:table-cell>
          <table:table-cell table:formula="of:=INDEX([.$A$4:.$A$1003]; (ROW([.C17])-1)*4 + COLUMN([.C20])-1)" office:value-type="string" office:string-value="Button F toggle mode" calcext:value-type="string">
            <text:p>Button F toggle mode</text:p>
          </table:table-cell>
          <table:table-cell table:formula="of:=INDEX([.$A$4:.$A$1003]; (ROW([.D17])-1)*4 + COLUMN([.D20])-1)" office:value-type="string" office:string-value="No" calcext:value-type="string">
            <text:p>No</text:p>
          </table:table-cell>
          <table:table-cell table:formula="of:=INDEX([.$A$4:.$A$1003]; (ROW([.E17])-1)*4 + COLUMN([.E20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D off</text:p>
          </table:table-cell>
          <table:table-cell/>
          <table:table-cell table:formula="of:=INDEX([.$A$4:.$A$1003]; (ROW([.B18])-1)*4 + COLUMN([.B21])-1)" office:value-type="string" office:string-value="toggle_button_g" calcext:value-type="string">
            <text:p>toggle_button_g</text:p>
          </table:table-cell>
          <table:table-cell table:formula="of:=INDEX([.$A$4:.$A$1003]; (ROW([.C18])-1)*4 + COLUMN([.C21])-1)" office:value-type="string" office:string-value="Button G toggle mode" calcext:value-type="string">
            <text:p>Button G toggle mode</text:p>
          </table:table-cell>
          <table:table-cell table:formula="of:=INDEX([.$A$4:.$A$1003]; (ROW([.D18])-1)*4 + COLUMN([.D21])-1)" office:value-type="string" office:string-value="No" calcext:value-type="string">
            <text:p>No</text:p>
          </table:table-cell>
          <table:table-cell table:formula="of:=INDEX([.$A$4:.$A$1003]; (ROW([.E18])-1)*4 + COLUMN([.E21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19])-1)*4 + COLUMN([.B22])-1)" office:value-type="string" office:string-value="toggle_button_h" calcext:value-type="string">
            <text:p>toggle_button_h</text:p>
          </table:table-cell>
          <table:table-cell table:formula="of:=INDEX([.$A$4:.$A$1003]; (ROW([.C19])-1)*4 + COLUMN([.C22])-1)" office:value-type="string" office:string-value="Button H toggle mode" calcext:value-type="string">
            <text:p>Button H toggle mode</text:p>
          </table:table-cell>
          <table:table-cell table:formula="of:=INDEX([.$A$4:.$A$1003]; (ROW([.D19])-1)*4 + COLUMN([.D22])-1)" office:value-type="string" office:string-value="No" calcext:value-type="string">
            <text:p>No</text:p>
          </table:table-cell>
          <table:table-cell table:formula="of:=INDEX([.$A$4:.$A$1003]; (ROW([.E19])-1)*4 + COLUMN([.E22])-1)" office:value-type="string" office:string-value="Toggle On/Off" calcext:value-type="string">
            <text:p>Toggle On/Off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20])-1)*4 + COLUMN([.B23])-1)" office:value-type="string" office:string-value="non_toggle_mask" calcext:value-type="string">
            <text:p>non_toggle_mask</text:p>
          </table:table-cell>
          <table:table-cell table:formula="of:=INDEX([.$A$4:.$A$1003]; (ROW([.C20])-1)*4 + COLUMN([.C23])-1)" office:value-type="string" office:string-value="Non-toggle bit mask" calcext:value-type="string">
            <text:p>Non-toggle bit mask</text:p>
          </table:table-cell>
          <table:table-cell table:formula="of:=INDEX([.$A$4:.$A$1003]; (ROW([.D20])-1)*4 + COLUMN([.D23])-1)" office:value-type="string" office:string-value="No" calcext:value-type="string">
            <text:p>No</text:p>
          </table:table-cell>
          <table:table-cell table:formula="of:=INDEX([.$A$4:.$A$1003]; (ROW([.E20])-1)*4 + COLUMN([.E23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y_beep_on</text:p>
          </table:table-cell>
          <table:table-cell/>
          <table:table-cell table:formula="of:=INDEX([.$A$4:.$A$1003]; (ROW([.B21])-1)*4 + COLUMN([.B24])-1)" office:value-type="string" office:string-value="non_toggle_on_off_mask" calcext:value-type="string">
            <text:p>non_toggle_on_off_mask</text:p>
          </table:table-cell>
          <table:table-cell table:formula="of:=INDEX([.$A$4:.$A$1003]; (ROW([.C21])-1)*4 + COLUMN([.C24])-1)" office:value-type="string" office:string-value="Non-toggle on/off bit mask" calcext:value-type="string">
            <text:p>Non-toggle on/off bit mask</text:p>
          </table:table-cell>
          <table:table-cell table:formula="of:=INDEX([.$A$4:.$A$1003]; (ROW([.D21])-1)*4 + COLUMN([.D24])-1)" office:value-type="string" office:string-value="No" calcext:value-type="string">
            <text:p>No</text:p>
          </table:table-cell>
          <table:table-cell table:formula="of:=INDEX([.$A$4:.$A$1003]; (ROW([.E21])-1)*4 + COLUMN([.E24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y beep on</text:p>
          </table:table-cell>
          <table:table-cell/>
          <table:table-cell table:formula="of:=INDEX([.$A$4:.$A$1003]; (ROW([.B22])-1)*4 + COLUMN([.B25])-1)" office:value-type="string" office:string-value="trigger_group_mask" calcext:value-type="string">
            <text:p>trigger_group_mask</text:p>
          </table:table-cell>
          <table:table-cell table:formula="of:=INDEX([.$A$4:.$A$1003]; (ROW([.C22])-1)*4 + COLUMN([.C25])-1)" office:value-type="string" office:string-value="Trigger group mask" calcext:value-type="string">
            <text:p>Trigger group mask</text:p>
          </table:table-cell>
          <table:table-cell table:formula="of:=INDEX([.$A$4:.$A$1003]; (ROW([.D22])-1)*4 + COLUMN([.D25])-1)" office:value-type="string" office:string-value="No" calcext:value-type="string">
            <text:p>No</text:p>
          </table:table-cell>
          <table:table-cell table:formula="of:=INDEX([.$A$4:.$A$1003]; (ROW([.E22])-1)*4 + COLUMN([.E25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23])-1)*4 + COLUMN([.B26])-1)" office:value-type="string" office:string-value="on_mask" calcext:value-type="string">
            <text:p>on_mask</text:p>
          </table:table-cell>
          <table:table-cell table:formula="of:=INDEX([.$A$4:.$A$1003]; (ROW([.C23])-1)*4 + COLUMN([.C26])-1)" office:value-type="string" office:string-value="ON bit mask for radio button settings of the main button" calcext:value-type="string">
            <text:p>ON bit mask for radio button settings of the main button</text:p>
          </table:table-cell>
          <table:table-cell table:formula="of:=INDEX([.$A$4:.$A$1003]; (ROW([.D23])-1)*4 + COLUMN([.D26])-1)" office:value-type="string" office:string-value="No" calcext:value-type="string">
            <text:p>No</text:p>
          </table:table-cell>
          <table:table-cell table:formula="of:=INDEX([.$A$4:.$A$1003]; (ROW([.E23])-1)*4 + COLUMN([.E26])-1)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24])-1)*4 + COLUMN([.B27])-1)" office:value-type="string" office:string-value="off_mask" calcext:value-type="string">
            <text:p>off_mask</text:p>
          </table:table-cell>
          <table:table-cell table:formula="of:=INDEX([.$A$4:.$A$1003]; (ROW([.C24])-1)*4 + COLUMN([.C27])-1)" office:value-type="string" office:string-value="OFF bit mask for radio button settings of the main button" calcext:value-type="string">
            <text:p>OFF bit mask for radio button settings of the main button</text:p>
          </table:table-cell>
          <table:table-cell table:formula="of:=INDEX([.$A$4:.$A$1003]; (ROW([.D24])-1)*4 + COLUMN([.D27])-1)" office:value-type="string" office:string-value="No" calcext:value-type="string">
            <text:p>No</text:p>
          </table:table-cell>
          <table:table-cell table:formula="of:=INDEX([.$A$4:.$A$1003]; (ROW([.E24])-1)*4 + COLUMN([.E27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f_disable_on</text:p>
          </table:table-cell>
          <table:table-cell/>
          <table:table-cell table:formula="of:=INDEX([.$A$4:.$A$1003]; (ROW([.B25])-1)*4 + COLUMN([.B28])-1)" office:value-type="string" office:string-value="x10_house" calcext:value-type="string">
            <text:p>x10_house</text:p>
          </table:table-cell>
          <table:table-cell table:formula="of:=INDEX([.$A$4:.$A$1003]; (ROW([.C25])-1)*4 + COLUMN([.C28])-1)" office:value-type="string" office:string-value="X10 House Code (main button)" calcext:value-type="string">
            <text:p>X10 House Code (main button)</text:p>
          </table:table-cell>
          <table:table-cell table:formula="of:=INDEX([.$A$4:.$A$1003]; (ROW([.D25])-1)*4 + COLUMN([.D28])-1)" office:value-type="string" office:string-value="No" calcext:value-type="string">
            <text:p>No</text:p>
          </table:table-cell>
          <table:table-cell table:formula="of:=INDEX([.$A$4:.$A$1003]; (ROW([.E25])-1)*4 + COLUMN([.E28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f disable on</text:p>
          </table:table-cell>
          <table:table-cell/>
          <table:table-cell table:formula="of:=INDEX([.$A$4:.$A$1003]; (ROW([.B26])-1)*4 + COLUMN([.B29])-1)" office:value-type="string" office:string-value="x10_unit" calcext:value-type="string">
            <text:p>x10_unit</text:p>
          </table:table-cell>
          <table:table-cell table:formula="of:=INDEX([.$A$4:.$A$1003]; (ROW([.C26])-1)*4 + COLUMN([.C29])-1)" office:value-type="string" office:string-value="X10 Unit Code (main button)" calcext:value-type="string">
            <text:p>X10 Unit Code (main button)</text:p>
          </table:table-cell>
          <table:table-cell table:formula="of:=INDEX([.$A$4:.$A$1003]; (ROW([.D26])-1)*4 + COLUMN([.D29])-1)" office:value-type="string" office:string-value="No" calcext:value-type="string">
            <text:p>No</text:p>
          </table:table-cell>
          <table:table-cell table:formula="of:=INDEX([.$A$4:.$A$1003]; (ROW([.E26])-1)*4 + COLUMN([.E29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27])-1)*4 + COLUMN([.B30])-1)" office:value-type="string" office:string-value="ramp_rate" calcext:value-type="string">
            <text:p>ramp_rate</text:p>
          </table:table-cell>
          <table:table-cell table:formula="of:=INDEX([.$A$4:.$A$1003]; (ROW([.C27])-1)*4 + COLUMN([.C30])-1)" office:value-type="string" office:string-value="Dimmer ramp rate" calcext:value-type="string">
            <text:p>Dimmer ramp rate</text:p>
          </table:table-cell>
          <table:table-cell table:formula="of:=INDEX([.$A$4:.$A$1003]; (ROW([.D27])-1)*4 + COLUMN([.D30])-1)" office:value-type="string" office:string-value="No" calcext:value-type="string">
            <text:p>No</text:p>
          </table:table-cell>
          <table:table-cell table:formula="of:=INDEX([.$A$4:.$A$1003]; (ROW([.E27])-1)*4 + COLUMN([.E30])-1)" office:value-type="float" office:value="28" calcext:value-type="float">
            <text:p>28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28])-1)*4 + COLUMN([.B31])-1)" office:value-type="string" office:string-value="on_level" calcext:value-type="string">
            <text:p>on_level</text:p>
          </table:table-cell>
          <table:table-cell table:formula="of:=INDEX([.$A$4:.$A$1003]; (ROW([.C28])-1)*4 + COLUMN([.C31])-1)" office:value-type="string" office:string-value="On level" calcext:value-type="string">
            <text:p>On level</text:p>
          </table:table-cell>
          <table:table-cell table:formula="of:=INDEX([.$A$4:.$A$1003]; (ROW([.D28])-1)*4 + COLUMN([.D31])-1)" office:value-type="string" office:string-value="No" calcext:value-type="string">
            <text:p>No</text:p>
          </table:table-cell>
          <table:table-cell table:formula="of:=INDEX([.$A$4:.$A$1003]; (ROW([.E28])-1)*4 + COLUMN([.E31])-1)" office:value-type="float" office:value="204" calcext:value-type="float">
            <text:p>20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werline_disable_on</text:p>
          </table:table-cell>
          <table:table-cell/>
          <table:table-cell table:formula="of:=INDEX([.$A$4:.$A$1003]; (ROW([.B29])-1)*4 + COLUMN([.B32])-1)" office:value-type="string" office:string-value="on_mask_2" calcext:value-type="string">
            <text:p>on_mask_2</text:p>
          </table:table-cell>
          <table:table-cell table:formula="of:=INDEX([.$A$4:.$A$1003]; (ROW([.C29])-1)*4 + COLUMN([.C32])-1)" office:value-type="string" office:string-value="ON bit mask for radio button settings of button 2 (Button B: 8 button KPL)" calcext:value-type="string">
            <text:p>ON bit mask for radio button settings of button 2 (Button B: 8 button KPL)</text:p>
          </table:table-cell>
          <table:table-cell table:formula="of:=INDEX([.$A$4:.$A$1003]; (ROW([.D29])-1)*4 + COLUMN([.D32])-1)" office:value-type="string" office:string-value="No" calcext:value-type="string">
            <text:p>No</text:p>
          </table:table-cell>
          <table:table-cell table:formula="of:=INDEX([.$A$4:.$A$1003]; (ROW([.E29])-1)*4 + COLUMN([.E32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werline disable on</text:p>
          </table:table-cell>
          <table:table-cell/>
          <table:table-cell table:formula="of:=INDEX([.$A$4:.$A$1003]; (ROW([.B30])-1)*4 + COLUMN([.B33])-1)" office:value-type="string" office:string-value="off_mask_2" calcext:value-type="string">
            <text:p>off_mask_2</text:p>
          </table:table-cell>
          <table:table-cell table:formula="of:=INDEX([.$A$4:.$A$1003]; (ROW([.C30])-1)*4 + COLUMN([.C33])-1)" office:value-type="string" office:string-value="OFF bit mask for radio button settings of button 2 (Button B: 8 button KPL)" calcext:value-type="string">
            <text:p>OFF bit mask for radio button settings of button 2 (Button B: 8 button KPL)</text:p>
          </table:table-cell>
          <table:table-cell table:formula="of:=INDEX([.$A$4:.$A$1003]; (ROW([.D30])-1)*4 + COLUMN([.D33])-1)" office:value-type="string" office:string-value="No" calcext:value-type="string">
            <text:p>No</text:p>
          </table:table-cell>
          <table:table-cell table:formula="of:=INDEX([.$A$4:.$A$1003]; (ROW([.E30])-1)*4 + COLUMN([.E33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31])-1)*4 + COLUMN([.B34])-1)" office:value-type="string" office:string-value="x10_house_2" calcext:value-type="string">
            <text:p>x10_house_2</text:p>
          </table:table-cell>
          <table:table-cell table:formula="of:=INDEX([.$A$4:.$A$1003]; (ROW([.C31])-1)*4 + COLUMN([.C34])-1)" office:value-type="string" office:string-value="X10 House Code for button 2 (B: 8 button KPL)" calcext:value-type="string">
            <text:p>X10 House Code for button 2 (B: 8 button KPL)</text:p>
          </table:table-cell>
          <table:table-cell table:formula="of:=INDEX([.$A$4:.$A$1003]; (ROW([.D31])-1)*4 + COLUMN([.D34])-1)" office:value-type="string" office:string-value="No" calcext:value-type="string">
            <text:p>No</text:p>
          </table:table-cell>
          <table:table-cell table:formula="of:=INDEX([.$A$4:.$A$1003]; (ROW([.E31])-1)*4 + COLUMN([.E34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false" calcext:value-type="boolean">
            <text:p>FALSE</text:p>
          </table:table-cell>
          <table:table-cell/>
          <table:table-cell table:formula="of:=INDEX([.$A$4:.$A$1003]; (ROW([.B32])-1)*4 + COLUMN([.B35])-1)" office:value-type="string" office:string-value="x10_unit_2" calcext:value-type="string">
            <text:p>x10_unit_2</text:p>
          </table:table-cell>
          <table:table-cell table:formula="of:=INDEX([.$A$4:.$A$1003]; (ROW([.C32])-1)*4 + COLUMN([.C35])-1)" office:value-type="string" office:string-value="X10 Unit Code for button 2 (B: 8 button KPL)" calcext:value-type="string">
            <text:p>X10 Unit Code for button 2 (B: 8 button KPL)</text:p>
          </table:table-cell>
          <table:table-cell table:formula="of:=INDEX([.$A$4:.$A$1003]; (ROW([.D32])-1)*4 + COLUMN([.D35])-1)" office:value-type="string" office:string-value="No" calcext:value-type="string">
            <text:p>No</text:p>
          </table:table-cell>
          <table:table-cell table:formula="of:=INDEX([.$A$4:.$A$1003]; (ROW([.E32])-1)*4 + COLUMN([.E35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nk_on_error_off</text:p>
          </table:table-cell>
          <table:table-cell/>
          <table:table-cell table:formula="of:=INDEX([.$A$4:.$A$1003]; (ROW([.B33])-1)*4 + COLUMN([.B36])-1)" office:value-type="string" office:string-value="ramp_rate_2" calcext:value-type="string">
            <text:p>ramp_rate_2</text:p>
          </table:table-cell>
          <table:table-cell table:formula="of:=INDEX([.$A$4:.$A$1003]; (ROW([.C33])-1)*4 + COLUMN([.C36])-1)" office:value-type="string" office:string-value="Ramp rate for button 2 (Button B: 8 button KPL)" calcext:value-type="string">
            <text:p>Ramp rate for button 2 (Button B: 8 button KPL)</text:p>
          </table:table-cell>
          <table:table-cell table:formula="of:=INDEX([.$A$4:.$A$1003]; (ROW([.D33])-1)*4 + COLUMN([.D36])-1)" office:value-type="string" office:string-value="No" calcext:value-type="string">
            <text:p>No</text:p>
          </table:table-cell>
          <table:table-cell table:formula="of:=INDEX([.$A$4:.$A$1003]; (ROW([.E33])-1)*4 + COLUMN([.E36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nk on error off</text:p>
          </table:table-cell>
          <table:table-cell/>
          <table:table-cell table:formula="of:=INDEX([.$A$4:.$A$1003]; (ROW([.B34])-1)*4 + COLUMN([.B37])-1)" office:value-type="string" office:string-value="on_level_2" calcext:value-type="string">
            <text:p>on_level_2</text:p>
          </table:table-cell>
          <table:table-cell table:formula="of:=INDEX([.$A$4:.$A$1003]; (ROW([.C34])-1)*4 + COLUMN([.C37])-1)" office:value-type="string" office:string-value="Default on level for button 2 (Button B: 8 button KPL)" calcext:value-type="string">
            <text:p>Default on level for button 2 (Button B: 8 button KPL)</text:p>
          </table:table-cell>
          <table:table-cell table:formula="of:=INDEX([.$A$4:.$A$1003]; (ROW([.D34])-1)*4 + COLUMN([.D37])-1)" office:value-type="string" office:string-value="No" calcext:value-type="string">
            <text:p>No</text:p>
          </table:table-cell>
          <table:table-cell table:formula="of:=INDEX([.$A$4:.$A$1003]; (ROW([.E34])-1)*4 + COLUMN([.E37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35])-1)*4 + COLUMN([.B38])-1)" office:value-type="string" office:string-value="on_mask_3" calcext:value-type="string">
            <text:p>on_mask_3</text:p>
          </table:table-cell>
          <table:table-cell table:formula="of:=INDEX([.$A$4:.$A$1003]; (ROW([.C35])-1)*4 + COLUMN([.C38])-1)" office:value-type="string" office:string-value="ON bit mask for radio button settings of button 3 (Button C: 8 button KPL or A: 6 button KPL)" calcext:value-type="string">
            <text:p>ON bit mask for radio button settings of button 3 (Button C: 8 button KPL or A: 6 button KPL)</text:p>
          </table:table-cell>
          <table:table-cell table:formula="of:=INDEX([.$A$4:.$A$1003]; (ROW([.D35])-1)*4 + COLUMN([.D38])-1)" office:value-type="string" office:string-value="No" calcext:value-type="string">
            <text:p>No</text:p>
          </table:table-cell>
          <table:table-cell table:formula="of:=INDEX([.$A$4:.$A$1003]; (ROW([.E35])-1)*4 + COLUMN([.E38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6" office:value-type="boolean" office:boolean-value="true" calcext:value-type="boolean">
            <text:p>TRUE</text:p>
          </table:table-cell>
          <table:table-cell/>
          <table:table-cell table:formula="of:=INDEX([.$A$4:.$A$1003]; (ROW([.B36])-1)*4 + COLUMN([.B39])-1)" office:value-type="string" office:string-value="off_mask_3" calcext:value-type="string">
            <text:p>off_mask_3</text:p>
          </table:table-cell>
          <table:table-cell table:formula="of:=INDEX([.$A$4:.$A$1003]; (ROW([.C36])-1)*4 + COLUMN([.C39])-1)" office:value-type="string" office:string-value="OFF bit mask for radio button settings of button 3 (Button C: 8 button KPL or A: 6 button KPL)" calcext:value-type="string">
            <text:p>OFF bit mask for radio button settings of button 3 (Button C: 8 button KPL or A: 6 button KPL)</text:p>
          </table:table-cell>
          <table:table-cell table:formula="of:=INDEX([.$A$4:.$A$1003]; (ROW([.D36])-1)*4 + COLUMN([.D39])-1)" office:value-type="string" office:string-value="No" calcext:value-type="string">
            <text:p>No</text:p>
          </table:table-cell>
          <table:table-cell table:formula="of:=INDEX([.$A$4:.$A$1003]; (ROW([.E36])-1)*4 + COLUMN([.E39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d_dimming</text:p>
          </table:table-cell>
          <table:table-cell/>
          <table:table-cell table:formula="of:=INDEX([.$A$4:.$A$1003]; (ROW([.B37])-1)*4 + COLUMN([.B40])-1)" office:value-type="string" office:string-value="x10_house_3" calcext:value-type="string">
            <text:p>x10_house_3</text:p>
          </table:table-cell>
          <table:table-cell table:formula="of:=INDEX([.$A$4:.$A$1003]; (ROW([.C37])-1)*4 + COLUMN([.C40])-1)" office:value-type="string" office:string-value="X10 House Code for button 3 (C: 8 button KPL or A: 6 button KPL)" calcext:value-type="string">
            <text:p>X10 House Code for button 3 (C: 8 button KPL or A: 6 button KPL)</text:p>
          </table:table-cell>
          <table:table-cell table:formula="of:=INDEX([.$A$4:.$A$1003]; (ROW([.D37])-1)*4 + COLUMN([.D40])-1)" office:value-type="string" office:string-value="No" calcext:value-type="string">
            <text:p>No</text:p>
          </table:table-cell>
          <table:table-cell table:formula="of:=INDEX([.$A$4:.$A$1003]; (ROW([.E37])-1)*4 + COLUMN([.E40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D dimming</text:p>
          </table:table-cell>
          <table:table-cell/>
          <table:table-cell table:formula="of:=INDEX([.$A$4:.$A$1003]; (ROW([.B38])-1)*4 + COLUMN([.B41])-1)" office:value-type="string" office:string-value="x10_unit_3" calcext:value-type="string">
            <text:p>x10_unit_3</text:p>
          </table:table-cell>
          <table:table-cell table:formula="of:=INDEX([.$A$4:.$A$1003]; (ROW([.C38])-1)*4 + COLUMN([.C41])-1)" office:value-type="string" office:string-value="X10 Unit Code for button 3 (C: 8 button KPL or A: 6 button KPL)" calcext:value-type="string">
            <text:p>X10 Unit Code for button 3 (C: 8 button KPL or A: 6 button KPL)</text:p>
          </table:table-cell>
          <table:table-cell table:formula="of:=INDEX([.$A$4:.$A$1003]; (ROW([.D38])-1)*4 + COLUMN([.D41])-1)" office:value-type="string" office:string-value="No" calcext:value-type="string">
            <text:p>No</text:p>
          </table:table-cell>
          <table:table-cell table:formula="of:=INDEX([.$A$4:.$A$1003]; (ROW([.E38])-1)*4 + COLUMN([.E41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39])-1)*4 + COLUMN([.B42])-1)" office:value-type="string" office:string-value="ramp_rate_3" calcext:value-type="string">
            <text:p>ramp_rate_3</text:p>
          </table:table-cell>
          <table:table-cell table:formula="of:=INDEX([.$A$4:.$A$1003]; (ROW([.C39])-1)*4 + COLUMN([.C42])-1)" office:value-type="string" office:string-value="Ramp rate for button 3 (Button C: 8 button KPL or A: 6 button KPL))" calcext:value-type="string">
            <text:p>Ramp rate for button 3 (Button C: 8 button KPL or A: 6 button KPL))</text:p>
          </table:table-cell>
          <table:table-cell table:formula="of:=INDEX([.$A$4:.$A$1003]; (ROW([.D39])-1)*4 + COLUMN([.D42])-1)" office:value-type="string" office:string-value="No" calcext:value-type="string">
            <text:p>No</text:p>
          </table:table-cell>
          <table:table-cell table:formula="of:=INDEX([.$A$4:.$A$1003]; (ROW([.E39])-1)*4 + COLUMN([.E42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INDEX([.$A$4:.$A$1003]; (ROW([.B40])-1)*4 + COLUMN([.B43])-1)" office:value-type="string" office:string-value="on_level_3" calcext:value-type="string">
            <text:p>on_level_3</text:p>
          </table:table-cell>
          <table:table-cell table:formula="of:=INDEX([.$A$4:.$A$1003]; (ROW([.C40])-1)*4 + COLUMN([.C43])-1)" office:value-type="string" office:string-value="Default on level for button 3 (Button C: 8 button KPL or A: 6 button KPL))" calcext:value-type="string">
            <text:p>Default on level for button 3 (Button C: 8 button KPL or A: 6 button KPL))</text:p>
          </table:table-cell>
          <table:table-cell table:formula="of:=INDEX([.$A$4:.$A$1003]; (ROW([.D40])-1)*4 + COLUMN([.D43])-1)" office:value-type="string" office:string-value="No" calcext:value-type="string">
            <text:p>No</text:p>
          </table:table-cell>
          <table:table-cell table:formula="of:=INDEX([.$A$4:.$A$1003]; (ROW([.E40])-1)*4 + COLUMN([.E43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_rate_in_seconds</text:p>
          </table:table-cell>
          <table:table-cell/>
          <table:table-cell table:formula="of:=INDEX([.$A$4:.$A$1003]; (ROW([.B41])-1)*4 + COLUMN([.B44])-1)" office:value-type="string" office:string-value="on_mask_4" calcext:value-type="string">
            <text:p>on_mask_4</text:p>
          </table:table-cell>
          <table:table-cell table:formula="of:=INDEX([.$A$4:.$A$1003]; (ROW([.C41])-1)*4 + COLUMN([.C44])-1)" office:value-type="string" office:string-value="ON bit mask for radio button settings of button 4 (Button D: 8 button KPL or B: 6 button KPL)" calcext:value-type="string">
            <text:p>ON bit mask for radio button settings of button 4 (Button D: 8 button KPL or B: 6 button KPL)</text:p>
          </table:table-cell>
          <table:table-cell table:formula="of:=INDEX([.$A$4:.$A$1003]; (ROW([.D41])-1)*4 + COLUMN([.D44])-1)" office:value-type="string" office:string-value="No" calcext:value-type="string">
            <text:p>No</text:p>
          </table:table-cell>
          <table:table-cell table:formula="of:=INDEX([.$A$4:.$A$1003]; (ROW([.E41])-1)*4 + COLUMN([.E44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ault ramp rate for device</text:p>
          </table:table-cell>
          <table:table-cell/>
          <table:table-cell table:formula="of:=INDEX([.$A$4:.$A$1003]; (ROW([.B42])-1)*4 + COLUMN([.B45])-1)" office:value-type="string" office:string-value="off_mask_4" calcext:value-type="string">
            <text:p>off_mask_4</text:p>
          </table:table-cell>
          <table:table-cell table:formula="of:=INDEX([.$A$4:.$A$1003]; (ROW([.C42])-1)*4 + COLUMN([.C45])-1)" office:value-type="string" office:string-value="OFF bit mask for radio button settings of button 4 (Button D: 8 button KPL or B: 6 button KPL)" calcext:value-type="string">
            <text:p>OFF bit mask for radio button settings of button 4 (Button D: 8 button KPL or B: 6 button KPL)</text:p>
          </table:table-cell>
          <table:table-cell table:formula="of:=INDEX([.$A$4:.$A$1003]; (ROW([.D42])-1)*4 + COLUMN([.D45])-1)" office:value-type="string" office:string-value="No" calcext:value-type="string">
            <text:p>No</text:p>
          </table:table-cell>
          <table:table-cell table:formula="of:=INDEX([.$A$4:.$A$1003]; (ROW([.E42])-1)*4 + COLUMN([.E45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43])-1)*4 + COLUMN([.B46])-1)" office:value-type="string" office:string-value="x10_house_4" calcext:value-type="string">
            <text:p>x10_house_4</text:p>
          </table:table-cell>
          <table:table-cell table:formula="of:=INDEX([.$A$4:.$A$1003]; (ROW([.C43])-1)*4 + COLUMN([.C46])-1)" office:value-type="string" office:string-value="X10 House Code for button 4 (D: 8 button KPL or B: 6 button KPL)" calcext:value-type="string">
            <text:p>X10 House Code for button 4 (D: 8 button KPL or B: 6 button KPL)</text:p>
          </table:table-cell>
          <table:table-cell table:formula="of:=INDEX([.$A$4:.$A$1003]; (ROW([.D43])-1)*4 + COLUMN([.D46])-1)" office:value-type="string" office:string-value="No" calcext:value-type="string">
            <text:p>No</text:p>
          </table:table-cell>
          <table:table-cell table:formula="of:=INDEX([.$A$4:.$A$1003]; (ROW([.E43])-1)*4 + COLUMN([.E46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float" office:value="0.5" calcext:value-type="float">
            <text:p>0.5</text:p>
          </table:table-cell>
          <table:table-cell/>
          <table:table-cell table:formula="of:=INDEX([.$A$4:.$A$1003]; (ROW([.B44])-1)*4 + COLUMN([.B47])-1)" office:value-type="string" office:string-value="x10_unit_4" calcext:value-type="string">
            <text:p>x10_unit_4</text:p>
          </table:table-cell>
          <table:table-cell table:formula="of:=INDEX([.$A$4:.$A$1003]; (ROW([.C44])-1)*4 + COLUMN([.C47])-1)" office:value-type="string" office:string-value="X10 Unit Code for button 4 (D: 8 button KPL or B: 6 button KPL" calcext:value-type="string">
            <text:p>X10 Unit Code for button 4 (D: 8 button KPL or B: 6 button KPL</text:p>
          </table:table-cell>
          <table:table-cell table:formula="of:=INDEX([.$A$4:.$A$1003]; (ROW([.D44])-1)*4 + COLUMN([.D47])-1)" office:value-type="string" office:string-value="No" calcext:value-type="string">
            <text:p>No</text:p>
          </table:table-cell>
          <table:table-cell table:formula="of:=INDEX([.$A$4:.$A$1003]; (ROW([.E44])-1)*4 + COLUMN([.E47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o_button_groups</text:p>
          </table:table-cell>
          <table:table-cell/>
          <table:table-cell table:formula="of:=INDEX([.$A$4:.$A$1003]; (ROW([.B45])-1)*4 + COLUMN([.B48])-1)" office:value-type="string" office:string-value="ramp_rate_4" calcext:value-type="string">
            <text:p>ramp_rate_4</text:p>
          </table:table-cell>
          <table:table-cell table:formula="of:=INDEX([.$A$4:.$A$1003]; (ROW([.C45])-1)*4 + COLUMN([.C48])-1)" office:value-type="string" office:string-value="Ramp rate for button 4 (Button D: 8 button KPL or B: 6 button KPL))" calcext:value-type="string">
            <text:p>Ramp rate for button 4 (Button D: 8 button KPL or B: 6 button KPL))</text:p>
          </table:table-cell>
          <table:table-cell table:formula="of:=INDEX([.$A$4:.$A$1003]; (ROW([.D45])-1)*4 + COLUMN([.D48])-1)" office:value-type="string" office:string-value="No" calcext:value-type="string">
            <text:p>No</text:p>
          </table:table-cell>
          <table:table-cell table:formula="of:=INDEX([.$A$4:.$A$1003]; (ROW([.E45])-1)*4 + COLUMN([.E48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ypad buttons assigned to act as radio buttions</text:p>
          </table:table-cell>
          <table:table-cell/>
          <table:table-cell table:formula="of:=INDEX([.$A$4:.$A$1003]; (ROW([.B46])-1)*4 + COLUMN([.B49])-1)" office:value-type="string" office:string-value="on_level_4" calcext:value-type="string">
            <text:p>on_level_4</text:p>
          </table:table-cell>
          <table:table-cell table:formula="of:=INDEX([.$A$4:.$A$1003]; (ROW([.C46])-1)*4 + COLUMN([.C49])-1)" office:value-type="string" office:string-value="Default on level for button 4 (Button D: 8 button KPL or B: 6 button KPL))" calcext:value-type="string">
            <text:p>Default on level for button 4 (Button D: 8 button KPL or B: 6 button KPL))</text:p>
          </table:table-cell>
          <table:table-cell table:formula="of:=INDEX([.$A$4:.$A$1003]; (ROW([.D46])-1)*4 + COLUMN([.D49])-1)" office:value-type="string" office:string-value="No" calcext:value-type="string">
            <text:p>No</text:p>
          </table:table-cell>
          <table:table-cell table:formula="of:=INDEX([.$A$4:.$A$1003]; (ROW([.E46])-1)*4 + COLUMN([.E49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47])-1)*4 + COLUMN([.B50])-1)" office:value-type="string" office:string-value="on_mask_5" calcext:value-type="string">
            <text:p>on_mask_5</text:p>
          </table:table-cell>
          <table:table-cell table:formula="of:=INDEX([.$A$4:.$A$1003]; (ROW([.C47])-1)*4 + COLUMN([.C50])-1)" office:value-type="string" office:string-value="ON bit mask for radio button settings of button 5 (Button E: 8 button KPL or C: 6 button KPL)" calcext:value-type="string">
            <text:p>ON bit mask for radio button settings of button 5 (Button E: 8 button KPL or C: 6 button KPL)</text:p>
          </table:table-cell>
          <table:table-cell table:formula="of:=INDEX([.$A$4:.$A$1003]; (ROW([.D47])-1)*4 + COLUMN([.D50])-1)" office:value-type="string" office:string-value="No" calcext:value-type="string">
            <text:p>No</text:p>
          </table:table-cell>
          <table:table-cell table:formula="of:=INDEX([.$A$4:.$A$1003]; (ROW([.E47])-1)*4 + COLUMN([.E50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1 groups</text:p>
          </table:table-cell>
          <table:table-cell/>
          <table:table-cell table:formula="of:=INDEX([.$A$4:.$A$1003]; (ROW([.B48])-1)*4 + COLUMN([.B51])-1)" office:value-type="string" office:string-value="off_mask_5" calcext:value-type="string">
            <text:p>off_mask_5</text:p>
          </table:table-cell>
          <table:table-cell table:formula="of:=INDEX([.$A$4:.$A$1003]; (ROW([.C48])-1)*4 + COLUMN([.C51])-1)" office:value-type="string" office:string-value="OFF bit mask for radio button settings of button 5 (Button E: 8 button KPL or C: 6 button KPL)" calcext:value-type="string">
            <text:p>OFF bit mask for radio button settings of button 5 (Button E: 8 button KPL or C: 6 button KPL)</text:p>
          </table:table-cell>
          <table:table-cell table:formula="of:=INDEX([.$A$4:.$A$1003]; (ROW([.D48])-1)*4 + COLUMN([.D51])-1)" office:value-type="string" office:string-value="No" calcext:value-type="string">
            <text:p>No</text:p>
          </table:table-cell>
          <table:table-cell table:formula="of:=INDEX([.$A$4:.$A$1003]; (ROW([.E48])-1)*4 + COLUMN([.E51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ggle_button_b</text:p>
          </table:table-cell>
          <table:table-cell/>
          <table:table-cell table:formula="of:=INDEX([.$A$4:.$A$1003]; (ROW([.B49])-1)*4 + COLUMN([.B52])-1)" office:value-type="string" office:string-value="x10_house_5" calcext:value-type="string">
            <text:p>x10_house_5</text:p>
          </table:table-cell>
          <table:table-cell table:formula="of:=INDEX([.$A$4:.$A$1003]; (ROW([.C49])-1)*4 + COLUMN([.C52])-1)" office:value-type="string" office:string-value="X10 House Code for button 5 (E: 8 button KPL or C: 6 button KPL)" calcext:value-type="string">
            <text:p>X10 House Code for button 5 (E: 8 button KPL or C: 6 button KPL)</text:p>
          </table:table-cell>
          <table:table-cell table:formula="of:=INDEX([.$A$4:.$A$1003]; (ROW([.D49])-1)*4 + COLUMN([.D52])-1)" office:value-type="string" office:string-value="No" calcext:value-type="string">
            <text:p>No</text:p>
          </table:table-cell>
          <table:table-cell table:formula="of:=INDEX([.$A$4:.$A$1003]; (ROW([.E49])-1)*4 + COLUMN([.E52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utton B toggle mode</text:p>
          </table:table-cell>
          <table:table-cell/>
          <table:table-cell table:formula="of:=INDEX([.$A$4:.$A$1003]; (ROW([.B50])-1)*4 + COLUMN([.B53])-1)" office:value-type="string" office:string-value="x10_unit_5" calcext:value-type="string">
            <text:p>x10_unit_5</text:p>
          </table:table-cell>
          <table:table-cell table:formula="of:=INDEX([.$A$4:.$A$1003]; (ROW([.C50])-1)*4 + COLUMN([.C53])-1)" office:value-type="string" office:string-value="X10 Unit Code for button 5 (E: 8 button KPL or C: 6 button KPL" calcext:value-type="string">
            <text:p>X10 Unit Code for button 5 (E: 8 button KPL or C: 6 button KPL</text:p>
          </table:table-cell>
          <table:table-cell table:formula="of:=INDEX([.$A$4:.$A$1003]; (ROW([.D50])-1)*4 + COLUMN([.D53])-1)" office:value-type="string" office:string-value="No" calcext:value-type="string">
            <text:p>No</text:p>
          </table:table-cell>
          <table:table-cell table:formula="of:=INDEX([.$A$4:.$A$1003]; (ROW([.E50])-1)*4 + COLUMN([.E53])-1)" office:value-type="float" office:value="32" calcext:value-type="float">
            <text:p>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51])-1)*4 + COLUMN([.B54])-1)" office:value-type="string" office:string-value="ramp_rate_5" calcext:value-type="string">
            <text:p>ramp_rate_5</text:p>
          </table:table-cell>
          <table:table-cell table:formula="of:=INDEX([.$A$4:.$A$1003]; (ROW([.C51])-1)*4 + COLUMN([.C54])-1)" office:value-type="string" office:string-value="Ramp rate for button 5 (Button E: 8 button KPL or C: 6 button KPL))" calcext:value-type="string">
            <text:p>Ramp rate for button 5 (Button E: 8 button KPL or C: 6 button KPL))</text:p>
          </table:table-cell>
          <table:table-cell table:formula="of:=INDEX([.$A$4:.$A$1003]; (ROW([.D51])-1)*4 + COLUMN([.D54])-1)" office:value-type="string" office:string-value="No" calcext:value-type="string">
            <text:p>No</text:p>
          </table:table-cell>
          <table:table-cell table:formula="of:=INDEX([.$A$4:.$A$1003]; (ROW([.E51])-1)*4 + COLUMN([.E54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ggle On/Off</text:p>
          </table:table-cell>
          <table:table-cell/>
          <table:table-cell table:formula="of:=INDEX([.$A$4:.$A$1003]; (ROW([.B52])-1)*4 + COLUMN([.B55])-1)" office:value-type="string" office:string-value="on_level_5" calcext:value-type="string">
            <text:p>on_level_5</text:p>
          </table:table-cell>
          <table:table-cell table:formula="of:=INDEX([.$A$4:.$A$1003]; (ROW([.C52])-1)*4 + COLUMN([.C55])-1)" office:value-type="string" office:string-value="Default on level for button 5 (Button E: 8 button KPL or C: 6 button KPL))" calcext:value-type="string">
            <text:p>Default on level for button 5 (Button E: 8 button KPL or C: 6 button KPL))</text:p>
          </table:table-cell>
          <table:table-cell table:formula="of:=INDEX([.$A$4:.$A$1003]; (ROW([.D52])-1)*4 + COLUMN([.D55])-1)" office:value-type="string" office:string-value="No" calcext:value-type="string">
            <text:p>No</text:p>
          </table:table-cell>
          <table:table-cell table:formula="of:=INDEX([.$A$4:.$A$1003]; (ROW([.E52])-1)*4 + COLUMN([.E55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ggle_button_c</text:p>
          </table:table-cell>
          <table:table-cell/>
          <table:table-cell table:formula="of:=INDEX([.$A$4:.$A$1003]; (ROW([.B53])-1)*4 + COLUMN([.B56])-1)" office:value-type="string" office:string-value="on_mask_6" calcext:value-type="string">
            <text:p>on_mask_6</text:p>
          </table:table-cell>
          <table:table-cell table:formula="of:=INDEX([.$A$4:.$A$1003]; (ROW([.C53])-1)*4 + COLUMN([.C56])-1)" office:value-type="string" office:string-value="ON bit mask for radio button settings of button 6 (Button F: 8 button KPL or D: 6 button KPL)" calcext:value-type="string">
            <text:p>ON bit mask for radio button settings of button 6 (Button F: 8 button KPL or D: 6 button KPL)</text:p>
          </table:table-cell>
          <table:table-cell table:formula="of:=INDEX([.$A$4:.$A$1003]; (ROW([.D53])-1)*4 + COLUMN([.D56])-1)" office:value-type="string" office:string-value="No" calcext:value-type="string">
            <text:p>No</text:p>
          </table:table-cell>
          <table:table-cell table:formula="of:=INDEX([.$A$4:.$A$1003]; (ROW([.E53])-1)*4 + COLUMN([.E56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utton C toggle mode</text:p>
          </table:table-cell>
          <table:table-cell/>
          <table:table-cell table:formula="of:=INDEX([.$A$4:.$A$1003]; (ROW([.B54])-1)*4 + COLUMN([.B57])-1)" office:value-type="float" office:value="0" calcext:value-type="float">
            <text:p>0</text:p>
          </table:table-cell>
          <table:table-cell table:formula="of:=INDEX([.$A$4:.$A$1003]; (ROW([.C54])-1)*4 + COLUMN([.C57])-1)" office:value-type="float" office:value="0" calcext:value-type="float">
            <text:p>0</text:p>
          </table:table-cell>
          <table:table-cell table:formula="of:=INDEX([.$A$4:.$A$1003]; (ROW([.D54])-1)*4 + COLUMN([.D57])-1)" office:value-type="float" office:value="0" calcext:value-type="float">
            <text:p>0</text:p>
          </table:table-cell>
          <table:table-cell table:formula="of:=INDEX([.$A$4:.$A$1003]; (ROW([.E54])-1)*4 + COLUMN([.E57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formula="of:=INDEX([.$A$4:.$A$1003]; (ROW([.B55])-1)*4 + COLUMN([.B58])-1)" office:value-type="float" office:value="0" calcext:value-type="float">
            <text:p>0</text:p>
          </table:table-cell>
          <table:table-cell table:formula="of:=INDEX([.$A$4:.$A$1003]; (ROW([.C55])-1)*4 + COLUMN([.C58])-1)" office:value-type="float" office:value="0" calcext:value-type="float">
            <text:p>0</text:p>
          </table:table-cell>
          <table:table-cell table:formula="of:=INDEX([.$A$4:.$A$1003]; (ROW([.D55])-1)*4 + COLUMN([.D58])-1)" office:value-type="float" office:value="0" calcext:value-type="float">
            <text:p>0</text:p>
          </table:table-cell>
          <table:table-cell table:formula="of:=INDEX([.$A$4:.$A$1003]; (ROW([.E55])-1)*4 + COLUMN([.E58])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ggle On/Of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_button_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utton D toggle mod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 On/Of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_button_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utton E toggle mod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 On/Of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_button_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utton F toggle mod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 On/Of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_button_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utton G toggle mod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 On/Of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_button_h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utton H toggle mod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oggle On/Off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_toggle_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-toggle bit 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_toggle_on_off_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n-toggle on/off bit 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igger_group_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rigger group 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bit mask for radio button settings of the main butt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_mas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 bit mask for radio button settings of the main butt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hous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House Code (main butto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uni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Unit Code (main button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_rat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immer ramp rat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lev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lev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mask_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bit mask for radio button settings of button 2 (Button B: 8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_mask_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 bit mask for radio button settings of button 2 (Button B: 8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house_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House Code for button 2 (B: 8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unit_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Unit Code for button 2 (B: 8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_rate_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 rate for button 2 (Button B: 8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level_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fault on level for button 2 (Button B: 8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mask_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bit mask for radio button settings of button 3 (Button C: 8 button KPL or A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_mask_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 bit mask for radio button settings of button 3 (Button C: 8 button KPL or A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house_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House Code for button 3 (C: 8 button KPL or A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unit_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Unit Code for button 3 (C: 8 button KPL or A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_rate_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 rate for button 3 (Button C: 8 button KPL or A: 6 button KPL)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level_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fault on level for button 3 (Button C: 8 button KPL or A: 6 button KPL)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mask_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bit mask for radio button settings of button 4 (Button D: 8 button KPL or B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_mask_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 bit mask for radio button settings of button 4 (Button D: 8 button KPL or B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house_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House Code for button 4 (D: 8 button KPL or B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unit_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Unit Code for button 4 (D: 8 button KPL or B: 6 button KP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_rate_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 rate for button 4 (Button D: 8 button KPL or B: 6 button KPL)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level_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fault on level for button 4 (Button D: 8 button KPL or B: 6 button KPL)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mask_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bit mask for radio button settings of button 5 (Button E: 8 button KPL or C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_mask_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FF bit mask for radio button settings of button 5 (Button E: 8 button KPL or C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house_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House Code for button 5 (E: 8 button KPL or C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_unit_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X10 Unit Code for button 5 (E: 8 button KPL or C: 6 button KP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_rate_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Ramp rate for button 5 (Button E: 8 button KPL or C: 6 button KPL)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level_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efault on level for button 5 (Button E: 8 button KPL or C: 6 button KPL)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_mask_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ON bit mask for radio button settings of button 6 (Button F: 8 button KPL or D: 6 button KPL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16383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6383"/>
        </table:table-row>
        <table:table-row table:style-name="ro2" table:number-rows-repeated="10483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row table:style-name="ro1">
          <table:table-cell table:style-name="ce1" office:value-type="string" calcext:value-type="string">
            <text:p>KITCHEN KEYPAD - All-Link DB as shown in Home Assistant on 3/30/2025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Kitchen | Keypad | 4E.B1.DF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ORIGINAL COPIED-IN DATA</text:p>
          </table:table-cell>
          <table:table-cell table:style-name="ce7"/>
          <table:table-cell table:style-name="ce3" office:value-type="string" calcext:value-type="string">
            <text:p>TRANSPOSED</text:p>
          </table:table-cell>
          <table:table-cell table:style-name="ce24" table:number-columns-repeated="6"/>
        </table:table-row>
        <table:table-row table:style-name="ro2">
          <table:table-cell office:value-type="string" calcext:value-type="string">
            <text:p>Record ID</text:p>
          </table:table-cell>
          <table:table-cell/>
          <table:table-cell table:style-name="ce11" table:formula="of:=INDEX([.$A$4:.$A$1020]; (ROW([.B1])-1)*7 + COLUMN([.B4])-1)" office:value-type="string" office:string-value="Record ID" calcext:value-type="string">
            <text:p>Record ID</text:p>
          </table:table-cell>
          <table:table-cell table:style-name="ce11" table:formula="of:=INDEX([.$A$4:.$A$1020]; (ROW([.C1])-1)*7 + COLUMN([.C4])-1)" office:value-type="string" office:string-value="In Use" calcext:value-type="string">
            <text:p>In Use</text:p>
          </table:table-cell>
          <table:table-cell table:style-name="ce11" table:formula="of:=INDEX([.$A$4:.$A$1020]; (ROW([.D1])-1)*7 + COLUMN([.D4])-1)" office:value-type="string" office:string-value="Modified" calcext:value-type="string">
            <text:p>Modified</text:p>
          </table:table-cell>
          <table:table-cell table:style-name="ce11" table:formula="of:=INDEX([.$A$4:.$A$1020]; (ROW([.E1])-1)*7 + COLUMN([.E4])-1)" office:value-type="string" office:string-value="Target Address" calcext:value-type="string">
            <text:p>Target Address</text:p>
          </table:table-cell>
          <table:table-cell table:style-name="ce11" table:formula="of:=INDEX([.$A$4:.$A$1020]; (ROW([.F1])-1)*7 + COLUMN([.F4])-1)" office:value-type="string" office:string-value="Target Device Name" calcext:value-type="string">
            <text:p>Target Device Name</text:p>
          </table:table-cell>
          <table:table-cell table:style-name="ce11" table:formula="of:=INDEX([.$A$4:.$A$1020]; (ROW([.G1])-1)*7 + COLUMN([.G4])-1)" office:value-type="string" office:string-value="Group" calcext:value-type="string">
            <text:p>Group</text:p>
          </table:table-cell>
          <table:table-cell table:style-name="ce11" table:formula="of:=INDEX([.$A$4:.$A$1020]; (ROW([.H1])-1)*7 + COLUMN([.H4])-1)" office:value-type="string" office:string-value="Mode" calcext:value-type="string">
            <text:p>Mode</text:p>
          </table:table-cell>
        </table:table-row>
        <table:table-row table:style-name="ro2">
          <table:table-cell office:value-type="string" calcext:value-type="string">
            <text:p>In Use</text:p>
          </table:table-cell>
          <table:table-cell/>
          <table:table-cell table:style-name="ce4" table:formula="of:=INDEX([.$A$4:.$A$1020]; (ROW([.B2])-1)*7 + COLUMN([.B5])-1)" office:value-type="float" office:value="4095" calcext:value-type="float">
            <text:p>4095</text:p>
          </table:table-cell>
          <table:table-cell table:style-name="ce4" table:formula="of:=INDEX([.$A$4:.$A$1020]; (ROW([.C2])-1)*7 + COLUMN([.C5])-1)" office:value-type="string" office:string-value="Yes" calcext:value-type="string">
            <text:p>Yes</text:p>
          </table:table-cell>
          <table:table-cell table:style-name="ce4" table:formula="of:=INDEX([.$A$4:.$A$1020]; (ROW([.D2])-1)*7 + COLUMN([.D5])-1)" office:value-type="string" office:string-value="No" calcext:value-type="string">
            <text:p>No</text:p>
          </table:table-cell>
          <table:table-cell table:style-name="ce4" table:formula="of:=INDEX([.$A$4:.$A$1020]; (ROW([.E2])-1)*7 + COLUMN([.E5])-1)" office:value-type="string" office:string-value="30.DD.55" calcext:value-type="string">
            <text:p>30.DD.55</text:p>
          </table:table-cell>
          <table:table-cell table:style-name="ce4" table:formula="of:=INDEX([.$A$4:.$A$1020]; (ROW([.F2])-1)*7 + COLUMN([.F5])-1)" office:value-type="float" office:value="0" calcext:value-type="float">
            <text:p>0</text:p>
          </table:table-cell>
          <table:table-cell table:style-name="ce4" table:formula="of:=INDEX([.$A$4:.$A$1020]; (ROW([.G2])-1)*7 + COLUMN([.G5])-1)" office:value-type="float" office:value="0" calcext:value-type="float">
            <text:p>0</text:p>
          </table:table-cell>
          <table:table-cell table:style-name="ce4" table:formula="of:=INDEX([.$A$4:.$A$1020]; (ROW([.H2])-1)*7 + COLUMN([.H5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string" calcext:value-type="string">
            <text:p>Modified</text:p>
          </table:table-cell>
          <table:table-cell/>
          <table:table-cell table:style-name="ce4" table:formula="of:=INDEX([.$A$4:.$A$1020]; (ROW([.B3])-1)*7 + COLUMN([.B6])-1)" office:value-type="float" office:value="4087" calcext:value-type="float">
            <text:p>4087</text:p>
          </table:table-cell>
          <table:table-cell table:style-name="ce4" table:formula="of:=INDEX([.$A$4:.$A$1020]; (ROW([.C3])-1)*7 + COLUMN([.C6])-1)" office:value-type="string" office:string-value="Yes" calcext:value-type="string">
            <text:p>Yes</text:p>
          </table:table-cell>
          <table:table-cell table:style-name="ce4" table:formula="of:=INDEX([.$A$4:.$A$1020]; (ROW([.D3])-1)*7 + COLUMN([.D6])-1)" office:value-type="string" office:string-value="No" calcext:value-type="string">
            <text:p>No</text:p>
          </table:table-cell>
          <table:table-cell table:style-name="ce4" table:formula="of:=INDEX([.$A$4:.$A$1020]; (ROW([.E3])-1)*7 + COLUMN([.E6])-1)" office:value-type="string" office:string-value="30.DD.55" calcext:value-type="string">
            <text:p>30.DD.55</text:p>
          </table:table-cell>
          <table:table-cell table:style-name="ce4" table:formula="of:=INDEX([.$A$4:.$A$1020]; (ROW([.F3])-1)*7 + COLUMN([.F6])-1)" office:value-type="float" office:value="0" calcext:value-type="float">
            <text:p>0</text:p>
          </table:table-cell>
          <table:table-cell table:style-name="ce4" table:formula="of:=INDEX([.$A$4:.$A$1020]; (ROW([.G3])-1)*7 + COLUMN([.G6])-1)" office:value-type="float" office:value="1" calcext:value-type="float">
            <text:p>1</text:p>
          </table:table-cell>
          <table:table-cell table:style-name="ce4" table:formula="of:=INDEX([.$A$4:.$A$1020]; (ROW([.H3])-1)*7 + COLUMN([.H6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Target Address</text:p>
          </table:table-cell>
          <table:table-cell/>
          <table:table-cell table:style-name="ce4" table:formula="of:=INDEX([.$A$4:.$A$1020]; (ROW([.B4])-1)*7 + COLUMN([.B7])-1)" office:value-type="float" office:value="4079" calcext:value-type="float">
            <text:p>4079</text:p>
          </table:table-cell>
          <table:table-cell table:style-name="ce4" table:formula="of:=INDEX([.$A$4:.$A$1020]; (ROW([.C4])-1)*7 + COLUMN([.C7])-1)" office:value-type="string" office:string-value="Yes" calcext:value-type="string">
            <text:p>Yes</text:p>
          </table:table-cell>
          <table:table-cell table:style-name="ce4" table:formula="of:=INDEX([.$A$4:.$A$1020]; (ROW([.D4])-1)*7 + COLUMN([.D7])-1)" office:value-type="string" office:string-value="No" calcext:value-type="string">
            <text:p>No</text:p>
          </table:table-cell>
          <table:table-cell table:style-name="ce4" table:formula="of:=INDEX([.$A$4:.$A$1020]; (ROW([.E4])-1)*7 + COLUMN([.E7])-1)" office:value-type="string" office:string-value="30.DD.55" calcext:value-type="string">
            <text:p>30.DD.55</text:p>
          </table:table-cell>
          <table:table-cell table:style-name="ce4" table:formula="of:=INDEX([.$A$4:.$A$1020]; (ROW([.F4])-1)*7 + COLUMN([.F7])-1)" office:value-type="float" office:value="0" calcext:value-type="float">
            <text:p>0</text:p>
          </table:table-cell>
          <table:table-cell table:style-name="ce4" table:formula="of:=INDEX([.$A$4:.$A$1020]; (ROW([.G4])-1)*7 + COLUMN([.G7])-1)" office:value-type="float" office:value="2" calcext:value-type="float">
            <text:p>2</text:p>
          </table:table-cell>
          <table:table-cell table:style-name="ce4" table:formula="of:=INDEX([.$A$4:.$A$1020]; (ROW([.H4])-1)*7 + COLUMN([.H7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Target Device Name</text:p>
          </table:table-cell>
          <table:table-cell/>
          <table:table-cell table:style-name="ce4" table:formula="of:=INDEX([.$A$4:.$A$1020]; (ROW([.B5])-1)*7 + COLUMN([.B8])-1)" office:value-type="float" office:value="4071" calcext:value-type="float">
            <text:p>4071</text:p>
          </table:table-cell>
          <table:table-cell table:style-name="ce4" table:formula="of:=INDEX([.$A$4:.$A$1020]; (ROW([.C5])-1)*7 + COLUMN([.C8])-1)" office:value-type="string" office:string-value="Yes" calcext:value-type="string">
            <text:p>Yes</text:p>
          </table:table-cell>
          <table:table-cell table:style-name="ce4" table:formula="of:=INDEX([.$A$4:.$A$1020]; (ROW([.D5])-1)*7 + COLUMN([.D8])-1)" office:value-type="string" office:string-value="No" calcext:value-type="string">
            <text:p>No</text:p>
          </table:table-cell>
          <table:table-cell table:style-name="ce4" table:formula="of:=INDEX([.$A$4:.$A$1020]; (ROW([.E5])-1)*7 + COLUMN([.E8])-1)" office:value-type="string" office:string-value="30.DD.55" calcext:value-type="string">
            <text:p>30.DD.55</text:p>
          </table:table-cell>
          <table:table-cell table:style-name="ce4" table:formula="of:=INDEX([.$A$4:.$A$1020]; (ROW([.F5])-1)*7 + COLUMN([.F8])-1)" office:value-type="float" office:value="0" calcext:value-type="float">
            <text:p>0</text:p>
          </table:table-cell>
          <table:table-cell table:style-name="ce4" table:formula="of:=INDEX([.$A$4:.$A$1020]; (ROW([.G5])-1)*7 + COLUMN([.G8])-1)" office:value-type="float" office:value="3" calcext:value-type="float">
            <text:p>3</text:p>
          </table:table-cell>
          <table:table-cell table:style-name="ce4" table:formula="of:=INDEX([.$A$4:.$A$1020]; (ROW([.H5])-1)*7 + COLUMN([.H8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Group</text:p>
          </table:table-cell>
          <table:table-cell/>
          <table:table-cell table:style-name="ce4" table:formula="of:=INDEX([.$A$4:.$A$1020]; (ROW([.B6])-1)*7 + COLUMN([.B9])-1)" office:value-type="float" office:value="4063" calcext:value-type="float">
            <text:p>4063</text:p>
          </table:table-cell>
          <table:table-cell table:style-name="ce4" table:formula="of:=INDEX([.$A$4:.$A$1020]; (ROW([.C6])-1)*7 + COLUMN([.C9])-1)" office:value-type="string" office:string-value="Yes" calcext:value-type="string">
            <text:p>Yes</text:p>
          </table:table-cell>
          <table:table-cell table:style-name="ce4" table:formula="of:=INDEX([.$A$4:.$A$1020]; (ROW([.D6])-1)*7 + COLUMN([.D9])-1)" office:value-type="string" office:string-value="No" calcext:value-type="string">
            <text:p>No</text:p>
          </table:table-cell>
          <table:table-cell table:style-name="ce4" table:formula="of:=INDEX([.$A$4:.$A$1020]; (ROW([.E6])-1)*7 + COLUMN([.E9])-1)" office:value-type="string" office:string-value="30.DD.55" calcext:value-type="string">
            <text:p>30.DD.55</text:p>
          </table:table-cell>
          <table:table-cell table:style-name="ce4" table:formula="of:=INDEX([.$A$4:.$A$1020]; (ROW([.F6])-1)*7 + COLUMN([.F9])-1)" office:value-type="float" office:value="0" calcext:value-type="float">
            <text:p>0</text:p>
          </table:table-cell>
          <table:table-cell table:style-name="ce4" table:formula="of:=INDEX([.$A$4:.$A$1020]; (ROW([.G6])-1)*7 + COLUMN([.G9])-1)" office:value-type="float" office:value="4" calcext:value-type="float">
            <text:p>4</text:p>
          </table:table-cell>
          <table:table-cell table:style-name="ce4" table:formula="of:=INDEX([.$A$4:.$A$1020]; (ROW([.H6])-1)*7 + COLUMN([.H9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/>
          <table:table-cell table:style-name="ce4" table:formula="of:=INDEX([.$A$4:.$A$1020]; (ROW([.B7])-1)*7 + COLUMN([.B10])-1)" office:value-type="float" office:value="4055" calcext:value-type="float">
            <text:p>4055</text:p>
          </table:table-cell>
          <table:table-cell table:style-name="ce4" table:formula="of:=INDEX([.$A$4:.$A$1020]; (ROW([.C7])-1)*7 + COLUMN([.C10])-1)" office:value-type="string" office:string-value="Yes" calcext:value-type="string">
            <text:p>Yes</text:p>
          </table:table-cell>
          <table:table-cell table:style-name="ce4" table:formula="of:=INDEX([.$A$4:.$A$1020]; (ROW([.D7])-1)*7 + COLUMN([.D10])-1)" office:value-type="string" office:string-value="No" calcext:value-type="string">
            <text:p>No</text:p>
          </table:table-cell>
          <table:table-cell table:style-name="ce4" table:formula="of:=INDEX([.$A$4:.$A$1020]; (ROW([.E7])-1)*7 + COLUMN([.E10])-1)" office:value-type="string" office:string-value="30.DD.55" calcext:value-type="string">
            <text:p>30.DD.55</text:p>
          </table:table-cell>
          <table:table-cell table:style-name="ce4" table:formula="of:=INDEX([.$A$4:.$A$1020]; (ROW([.F7])-1)*7 + COLUMN([.F10])-1)" office:value-type="float" office:value="5" calcext:value-type="float">
            <text:p>5</text:p>
          </table:table-cell>
          <table:table-cell table:style-name="ce4" table:formula="of:=INDEX([.$A$4:.$A$1020]; (ROW([.G7])-1)*7 + COLUMN([.G10])-1)" office:value-type="float" office:value="0" calcext:value-type="float">
            <text:p>0</text:p>
          </table:table-cell>
          <table:table-cell table:style-name="ce4" table:formula="of:=INDEX([.$A$4:.$A$1020]; (ROW([.H7])-1)*7 + COLUMN([.H10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/>
          <table:table-cell table:style-name="ce4" table:formula="of:=INDEX([.$A$4:.$A$1020]; (ROW([.B8])-1)*7 + COLUMN([.B11])-1)" office:value-type="float" office:value="4047" calcext:value-type="float">
            <text:p>4047</text:p>
          </table:table-cell>
          <table:table-cell table:style-name="ce4" table:formula="of:=INDEX([.$A$4:.$A$1020]; (ROW([.C8])-1)*7 + COLUMN([.C11])-1)" office:value-type="string" office:string-value="Yes" calcext:value-type="string">
            <text:p>Yes</text:p>
          </table:table-cell>
          <table:table-cell table:style-name="ce4" table:formula="of:=INDEX([.$A$4:.$A$1020]; (ROW([.D8])-1)*7 + COLUMN([.D11])-1)" office:value-type="string" office:string-value="No" calcext:value-type="string">
            <text:p>No</text:p>
          </table:table-cell>
          <table:table-cell table:style-name="ce4" table:formula="of:=INDEX([.$A$4:.$A$1020]; (ROW([.E8])-1)*7 + COLUMN([.E11])-1)" office:value-type="string" office:string-value="30.DD.55" calcext:value-type="string">
            <text:p>30.DD.55</text:p>
          </table:table-cell>
          <table:table-cell table:style-name="ce4" table:formula="of:=INDEX([.$A$4:.$A$1020]; (ROW([.F8])-1)*7 + COLUMN([.F11])-1)" office:value-type="float" office:value="0" calcext:value-type="float">
            <text:p>0</text:p>
          </table:table-cell>
          <table:table-cell table:style-name="ce4" table:formula="of:=INDEX([.$A$4:.$A$1020]; (ROW([.G8])-1)*7 + COLUMN([.G11])-1)" office:value-type="float" office:value="6" calcext:value-type="float">
            <text:p>6</text:p>
          </table:table-cell>
          <table:table-cell table:style-name="ce4" table:formula="of:=INDEX([.$A$4:.$A$1020]; (ROW([.H8])-1)*7 + COLUMN([.H11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formula="of:=INDEX([.$A$4:.$A$1020]; (ROW([.B9])-1)*7 + COLUMN([.B12])-1)" office:value-type="float" office:value="4039" calcext:value-type="float">
            <text:p>4039</text:p>
          </table:table-cell>
          <table:table-cell table:style-name="ce4" table:formula="of:=INDEX([.$A$4:.$A$1020]; (ROW([.C9])-1)*7 + COLUMN([.C12])-1)" office:value-type="string" office:string-value="Yes" calcext:value-type="string">
            <text:p>Yes</text:p>
          </table:table-cell>
          <table:table-cell table:style-name="ce4" table:formula="of:=INDEX([.$A$4:.$A$1020]; (ROW([.D9])-1)*7 + COLUMN([.D12])-1)" office:value-type="string" office:string-value="No" calcext:value-type="string">
            <text:p>No</text:p>
          </table:table-cell>
          <table:table-cell table:style-name="ce4" table:formula="of:=INDEX([.$A$4:.$A$1020]; (ROW([.E9])-1)*7 + COLUMN([.E12])-1)" office:value-type="string" office:string-value="30.DD.55" calcext:value-type="string">
            <text:p>30.DD.55</text:p>
          </table:table-cell>
          <table:table-cell table:style-name="ce4" table:formula="of:=INDEX([.$A$4:.$A$1020]; (ROW([.F9])-1)*7 + COLUMN([.F12])-1)" office:value-type="float" office:value="0" calcext:value-type="float">
            <text:p>0</text:p>
          </table:table-cell>
          <table:table-cell table:style-name="ce4" table:formula="of:=INDEX([.$A$4:.$A$1020]; (ROW([.G9])-1)*7 + COLUMN([.G12])-1)" office:value-type="float" office:value="7" calcext:value-type="float">
            <text:p>7</text:p>
          </table:table-cell>
          <table:table-cell table:style-name="ce4" table:formula="of:=INDEX([.$A$4:.$A$1020]; (ROW([.H9])-1)*7 + COLUMN([.H12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formula="of:=INDEX([.$A$4:.$A$1020]; (ROW([.B10])-1)*7 + COLUMN([.B13])-1)" office:value-type="float" office:value="4031" calcext:value-type="float">
            <text:p>4031</text:p>
          </table:table-cell>
          <table:table-cell table:style-name="ce4" table:formula="of:=INDEX([.$A$4:.$A$1020]; (ROW([.C10])-1)*7 + COLUMN([.C13])-1)" office:value-type="string" office:string-value="Yes" calcext:value-type="string">
            <text:p>Yes</text:p>
          </table:table-cell>
          <table:table-cell table:style-name="ce4" table:formula="of:=INDEX([.$A$4:.$A$1020]; (ROW([.D10])-1)*7 + COLUMN([.D13])-1)" office:value-type="string" office:string-value="No" calcext:value-type="string">
            <text:p>No</text:p>
          </table:table-cell>
          <table:table-cell table:style-name="ce4" table:formula="of:=INDEX([.$A$4:.$A$1020]; (ROW([.E10])-1)*7 + COLUMN([.E13])-1)" office:value-type="string" office:string-value="30.DD.55" calcext:value-type="string">
            <text:p>30.DD.55</text:p>
          </table:table-cell>
          <table:table-cell table:style-name="ce4" table:formula="of:=INDEX([.$A$4:.$A$1020]; (ROW([.F10])-1)*7 + COLUMN([.F13])-1)" office:value-type="float" office:value="0" calcext:value-type="float">
            <text:p>0</text:p>
          </table:table-cell>
          <table:table-cell table:style-name="ce4" table:formula="of:=INDEX([.$A$4:.$A$1020]; (ROW([.G10])-1)*7 + COLUMN([.G13])-1)" office:value-type="float" office:value="8" calcext:value-type="float">
            <text:p>8</text:p>
          </table:table-cell>
          <table:table-cell table:style-name="ce4" table:formula="of:=INDEX([.$A$4:.$A$1020]; (ROW([.H10])-1)*7 + COLUMN([.H13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formula="of:=INDEX([.$A$4:.$A$1020]; (ROW([.B11])-1)*7 + COLUMN([.B14])-1)" office:value-type="float" office:value="4023" calcext:value-type="float">
            <text:p>4023</text:p>
          </table:table-cell>
          <table:table-cell table:style-name="ce4" table:formula="of:=INDEX([.$A$4:.$A$1020]; (ROW([.C11])-1)*7 + COLUMN([.C14])-1)" office:value-type="string" office:string-value="Yes" calcext:value-type="string">
            <text:p>Yes</text:p>
          </table:table-cell>
          <table:table-cell table:style-name="ce4" table:formula="of:=INDEX([.$A$4:.$A$1020]; (ROW([.D11])-1)*7 + COLUMN([.D14])-1)" office:value-type="string" office:string-value="No" calcext:value-type="string">
            <text:p>No</text:p>
          </table:table-cell>
          <table:table-cell table:style-name="ce4" table:formula="of:=INDEX([.$A$4:.$A$1020]; (ROW([.E11])-1)*7 + COLUMN([.E14])-1)" office:value-type="string" office:string-value="30.DD.55" calcext:value-type="string">
            <text:p>30.DD.55</text:p>
          </table:table-cell>
          <table:table-cell table:style-name="ce4" table:formula="of:=INDEX([.$A$4:.$A$1020]; (ROW([.F11])-1)*7 + COLUMN([.F14])-1)" office:value-type="float" office:value="0" calcext:value-type="float">
            <text:p>0</text:p>
          </table:table-cell>
          <table:table-cell table:style-name="ce4" table:formula="of:=INDEX([.$A$4:.$A$1020]; (ROW([.G11])-1)*7 + COLUMN([.G14])-1)" office:value-type="float" office:value="34" calcext:value-type="float">
            <text:p>34</text:p>
          </table:table-cell>
          <table:table-cell table:style-name="ce4" table:formula="of:=INDEX([.$A$4:.$A$1020]; (ROW([.H11])-1)*7 + COLUMN([.H14])-1)" office:value-type="string" office:string-value="Responder" calcext:value-type="string">
            <text:p>Responder</text:p>
          </table:table-cell>
        </table:table-row>
        <table:table-row table:style-name="ro2">
          <table:table-cell table:number-columns-repeated="2"/>
          <table:table-cell table:style-name="ce4" table:formula="of:=INDEX([.$A$4:.$A$1020]; (ROW([.B12])-1)*7 + COLUMN([.B15])-1)" office:value-type="float" office:value="4015" calcext:value-type="float">
            <text:p>4015</text:p>
          </table:table-cell>
          <table:table-cell table:style-name="ce4" table:formula="of:=INDEX([.$A$4:.$A$1020]; (ROW([.C12])-1)*7 + COLUMN([.C15])-1)" office:value-type="string" office:string-value="Yes" calcext:value-type="string">
            <text:p>Yes</text:p>
          </table:table-cell>
          <table:table-cell table:style-name="ce4" table:formula="of:=INDEX([.$A$4:.$A$1020]; (ROW([.D12])-1)*7 + COLUMN([.D15])-1)" office:value-type="string" office:string-value="No" calcext:value-type="string">
            <text:p>No</text:p>
          </table:table-cell>
          <table:table-cell table:style-name="ce4" table:formula="of:=INDEX([.$A$4:.$A$1020]; (ROW([.E12])-1)*7 + COLUMN([.E15])-1)" office:value-type="string" office:string-value="30.DD.55" calcext:value-type="string">
            <text:p>30.DD.55</text:p>
          </table:table-cell>
          <table:table-cell table:style-name="ce4" table:formula="of:=INDEX([.$A$4:.$A$1020]; (ROW([.F12])-1)*7 + COLUMN([.F15])-1)" office:value-type="float" office:value="0" calcext:value-type="float">
            <text:p>0</text:p>
          </table:table-cell>
          <table:table-cell table:style-name="ce4" table:formula="of:=INDEX([.$A$4:.$A$1020]; (ROW([.G12])-1)*7 + COLUMN([.G15])-1)" office:value-type="float" office:value="27" calcext:value-type="float">
            <text:p>27</text:p>
          </table:table-cell>
          <table:table-cell table:style-name="ce4" table:formula="of:=INDEX([.$A$4:.$A$1020]; (ROW([.H12])-1)*7 + COLUMN([.H15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4" table:formula="of:=INDEX([.$A$4:.$A$1020]; (ROW([.B13])-1)*7 + COLUMN([.B16])-1)" office:value-type="float" office:value="4007" calcext:value-type="float">
            <text:p>4007</text:p>
          </table:table-cell>
          <table:table-cell table:style-name="ce4" table:formula="of:=INDEX([.$A$4:.$A$1020]; (ROW([.C13])-1)*7 + COLUMN([.C16])-1)" office:value-type="string" office:string-value="Yes" calcext:value-type="string">
            <text:p>Yes</text:p>
          </table:table-cell>
          <table:table-cell table:style-name="ce4" table:formula="of:=INDEX([.$A$4:.$A$1020]; (ROW([.D13])-1)*7 + COLUMN([.D16])-1)" office:value-type="string" office:string-value="No" calcext:value-type="string">
            <text:p>No</text:p>
          </table:table-cell>
          <table:table-cell table:style-name="ce4" table:formula="of:=INDEX([.$A$4:.$A$1020]; (ROW([.E13])-1)*7 + COLUMN([.E16])-1)" office:value-type="string" office:string-value="30.DD.55" calcext:value-type="string">
            <text:p>30.DD.55</text:p>
          </table:table-cell>
          <table:table-cell table:style-name="ce4" table:formula="of:=INDEX([.$A$4:.$A$1020]; (ROW([.F13])-1)*7 + COLUMN([.F16])-1)" office:value-type="float" office:value="0" calcext:value-type="float">
            <text:p>0</text:p>
          </table:table-cell>
          <table:table-cell table:style-name="ce4" table:formula="of:=INDEX([.$A$4:.$A$1020]; (ROW([.G13])-1)*7 + COLUMN([.G16])-1)" office:value-type="float" office:value="30" calcext:value-type="float">
            <text:p>30</text:p>
          </table:table-cell>
          <table:table-cell table:style-name="ce4" table:formula="of:=INDEX([.$A$4:.$A$1020]; (ROW([.H13])-1)*7 + COLUMN([.H16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formula="of:=INDEX([.$A$4:.$A$1020]; (ROW([.B14])-1)*7 + COLUMN([.B17])-1)" office:value-type="float" office:value="3999" calcext:value-type="float">
            <text:p>3999</text:p>
          </table:table-cell>
          <table:table-cell table:style-name="ce4" table:formula="of:=INDEX([.$A$4:.$A$1020]; (ROW([.C14])-1)*7 + COLUMN([.C17])-1)" office:value-type="string" office:string-value="Yes" calcext:value-type="string">
            <text:p>Yes</text:p>
          </table:table-cell>
          <table:table-cell table:style-name="ce4" table:formula="of:=INDEX([.$A$4:.$A$1020]; (ROW([.D14])-1)*7 + COLUMN([.D17])-1)" office:value-type="string" office:string-value="No" calcext:value-type="string">
            <text:p>No</text:p>
          </table:table-cell>
          <table:table-cell table:style-name="ce4" table:formula="of:=INDEX([.$A$4:.$A$1020]; (ROW([.E14])-1)*7 + COLUMN([.E17])-1)" office:value-type="string" office:string-value="50.DC.02" calcext:value-type="string">
            <text:p>50.DC.02</text:p>
          </table:table-cell>
          <table:table-cell table:style-name="ce4" table:formula="of:=INDEX([.$A$4:.$A$1020]; (ROW([.F14])-1)*7 + COLUMN([.F17])-1)" office:value-type="string" office:string-value="Kitchen | All On/Off Switch | 50.DC.02" calcext:value-type="string">
            <text:p>Kitchen | All On/Off Switch | 50.DC.02</text:p>
          </table:table-cell>
          <table:table-cell table:style-name="ce4" table:formula="of:=INDEX([.$A$4:.$A$1020]; (ROW([.G14])-1)*7 + COLUMN([.G17])-1)" office:value-type="float" office:value="1" calcext:value-type="float">
            <text:p>1</text:p>
          </table:table-cell>
          <table:table-cell table:style-name="ce4" table:formula="of:=INDEX([.$A$4:.$A$1020]; (ROW([.H14])-1)*7 + COLUMN([.H17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float" office:value="4087" calcext:value-type="float">
            <text:p>4087</text:p>
          </table:table-cell>
          <table:table-cell/>
          <table:table-cell table:style-name="ce4" table:formula="of:=INDEX([.$A$4:.$A$1020]; (ROW([.B15])-1)*7 + COLUMN([.B18])-1)" office:value-type="float" office:value="3991" calcext:value-type="float">
            <text:p>3991</text:p>
          </table:table-cell>
          <table:table-cell table:style-name="ce4" table:formula="of:=INDEX([.$A$4:.$A$1020]; (ROW([.C15])-1)*7 + COLUMN([.C18])-1)" office:value-type="string" office:string-value="Yes" calcext:value-type="string">
            <text:p>Yes</text:p>
          </table:table-cell>
          <table:table-cell table:style-name="ce4" table:formula="of:=INDEX([.$A$4:.$A$1020]; (ROW([.D15])-1)*7 + COLUMN([.D18])-1)" office:value-type="string" office:string-value="No" calcext:value-type="string">
            <text:p>No</text:p>
          </table:table-cell>
          <table:table-cell table:style-name="ce4" table:formula="of:=INDEX([.$A$4:.$A$1020]; (ROW([.E15])-1)*7 + COLUMN([.E18])-1)" office:value-type="string" office:string-value="50.DB.B5" calcext:value-type="string">
            <text:p>50.DB.B5</text:p>
          </table:table-cell>
          <table:table-cell table:style-name="ce4" table:formula="of:=INDEX([.$A$4:.$A$1020]; (ROW([.F15])-1)*7 + COLUMN([.F18])-1)" office:value-type="string" office:string-value="Outdoor | Driveway SW | 50.DB.B5" calcext:value-type="string">
            <text:p>Outdoor | Driveway SW | 50.DB.B5</text:p>
          </table:table-cell>
          <table:table-cell table:style-name="ce4" table:formula="of:=INDEX([.$A$4:.$A$1020]; (ROW([.G15])-1)*7 + COLUMN([.G18])-1)" office:value-type="float" office:value="4" calcext:value-type="float">
            <text:p>4</text:p>
          </table:table-cell>
          <table:table-cell table:style-name="ce4" table:formula="of:=INDEX([.$A$4:.$A$1020]; (ROW([.H15])-1)*7 + COLUMN([.H18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formula="of:=INDEX([.$A$4:.$A$1020]; (ROW([.B16])-1)*7 + COLUMN([.B19])-1)" office:value-type="float" office:value="3983" calcext:value-type="float">
            <text:p>3983</text:p>
          </table:table-cell>
          <table:table-cell table:style-name="ce4" table:formula="of:=INDEX([.$A$4:.$A$1020]; (ROW([.C16])-1)*7 + COLUMN([.C19])-1)" office:value-type="string" office:string-value="Yes" calcext:value-type="string">
            <text:p>Yes</text:p>
          </table:table-cell>
          <table:table-cell table:style-name="ce4" table:formula="of:=INDEX([.$A$4:.$A$1020]; (ROW([.D16])-1)*7 + COLUMN([.D19])-1)" office:value-type="string" office:string-value="No" calcext:value-type="string">
            <text:p>No</text:p>
          </table:table-cell>
          <table:table-cell table:style-name="ce4" table:formula="of:=INDEX([.$A$4:.$A$1020]; (ROW([.E16])-1)*7 + COLUMN([.E19])-1)" office:value-type="string" office:string-value="50.E4.14" calcext:value-type="string">
            <text:p>50.E4.14</text:p>
          </table:table-cell>
          <table:table-cell table:style-name="ce4" table:formula="of:=INDEX([.$A$4:.$A$1020]; (ROW([.F16])-1)*7 + COLUMN([.F19])-1)" office:value-type="string" office:string-value="Outdoor | Front Door SW | 50.E4.14" calcext:value-type="string">
            <text:p>Outdoor | Front Door SW | 50.E4.14</text:p>
          </table:table-cell>
          <table:table-cell table:style-name="ce4" table:formula="of:=INDEX([.$A$4:.$A$1020]; (ROW([.G16])-1)*7 + COLUMN([.G19])-1)" office:value-type="float" office:value="4" calcext:value-type="float">
            <text:p>4</text:p>
          </table:table-cell>
          <table:table-cell table:style-name="ce4" table:formula="of:=INDEX([.$A$4:.$A$1020]; (ROW([.H16])-1)*7 + COLUMN([.H19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formula="of:=INDEX([.$A$4:.$A$1020]; (ROW([.B17])-1)*7 + COLUMN([.B20])-1)" office:value-type="float" office:value="3975" calcext:value-type="float">
            <text:p>3975</text:p>
          </table:table-cell>
          <table:table-cell table:style-name="ce4" table:formula="of:=INDEX([.$A$4:.$A$1020]; (ROW([.C17])-1)*7 + COLUMN([.C20])-1)" office:value-type="string" office:string-value="Yes" calcext:value-type="string">
            <text:p>Yes</text:p>
          </table:table-cell>
          <table:table-cell table:style-name="ce4" table:formula="of:=INDEX([.$A$4:.$A$1020]; (ROW([.D17])-1)*7 + COLUMN([.D20])-1)" office:value-type="string" office:string-value="No" calcext:value-type="string">
            <text:p>No</text:p>
          </table:table-cell>
          <table:table-cell table:style-name="ce4" table:formula="of:=INDEX([.$A$4:.$A$1020]; (ROW([.E17])-1)*7 + COLUMN([.E20])-1)" office:value-type="string" office:string-value="30.DD.55" calcext:value-type="string">
            <text:p>30.DD.55</text:p>
          </table:table-cell>
          <table:table-cell table:style-name="ce4" table:formula="of:=INDEX([.$A$4:.$A$1020]; (ROW([.F17])-1)*7 + COLUMN([.F20])-1)" office:value-type="float" office:value="0" calcext:value-type="float">
            <text:p>0</text:p>
          </table:table-cell>
          <table:table-cell table:style-name="ce4" table:formula="of:=INDEX([.$A$4:.$A$1020]; (ROW([.G17])-1)*7 + COLUMN([.G20])-1)" office:value-type="float" office:value="19" calcext:value-type="float">
            <text:p>19</text:p>
          </table:table-cell>
          <table:table-cell table:style-name="ce4" table:formula="of:=INDEX([.$A$4:.$A$1020]; (ROW([.H17])-1)*7 + COLUMN([.H20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formula="of:=INDEX([.$A$4:.$A$1020]; (ROW([.B18])-1)*7 + COLUMN([.B21])-1)" office:value-type="float" office:value="3967" calcext:value-type="float">
            <text:p>3967</text:p>
          </table:table-cell>
          <table:table-cell table:style-name="ce4" table:formula="of:=INDEX([.$A$4:.$A$1020]; (ROW([.C18])-1)*7 + COLUMN([.C21])-1)" office:value-type="string" office:string-value="Yes" calcext:value-type="string">
            <text:p>Yes</text:p>
          </table:table-cell>
          <table:table-cell table:style-name="ce4" table:formula="of:=INDEX([.$A$4:.$A$1020]; (ROW([.D18])-1)*7 + COLUMN([.D21])-1)" office:value-type="string" office:string-value="No" calcext:value-type="string">
            <text:p>No</text:p>
          </table:table-cell>
          <table:table-cell table:style-name="ce4" table:formula="of:=INDEX([.$A$4:.$A$1020]; (ROW([.E18])-1)*7 + COLUMN([.E21])-1)" office:value-type="string" office:string-value="30.DD.55" calcext:value-type="string">
            <text:p>30.DD.55</text:p>
          </table:table-cell>
          <table:table-cell table:style-name="ce4" table:formula="of:=INDEX([.$A$4:.$A$1020]; (ROW([.F18])-1)*7 + COLUMN([.F21])-1)" office:value-type="float" office:value="0" calcext:value-type="float">
            <text:p>0</text:p>
          </table:table-cell>
          <table:table-cell table:style-name="ce4" table:formula="of:=INDEX([.$A$4:.$A$1020]; (ROW([.G18])-1)*7 + COLUMN([.G21])-1)" office:value-type="float" office:value="21" calcext:value-type="float">
            <text:p>21</text:p>
          </table:table-cell>
          <table:table-cell table:style-name="ce4" table:formula="of:=INDEX([.$A$4:.$A$1020]; (ROW([.H18])-1)*7 + COLUMN([.H21])-1)" office:value-type="string" office:string-value="Responder" calcext:value-type="string">
            <text:p>Responder</text:p>
          </table:table-cell>
        </table:table-row>
        <table:table-row table:style-name="ro2">
          <table:table-cell table:number-columns-repeated="2"/>
          <table:table-cell table:style-name="ce4" table:formula="of:=INDEX([.$A$4:.$A$1020]; (ROW([.B19])-1)*7 + COLUMN([.B22])-1)" office:value-type="float" office:value="3959" calcext:value-type="float">
            <text:p>3959</text:p>
          </table:table-cell>
          <table:table-cell table:style-name="ce4" table:formula="of:=INDEX([.$A$4:.$A$1020]; (ROW([.C19])-1)*7 + COLUMN([.C22])-1)" office:value-type="string" office:string-value="Yes" calcext:value-type="string">
            <text:p>Yes</text:p>
          </table:table-cell>
          <table:table-cell table:style-name="ce4" table:formula="of:=INDEX([.$A$4:.$A$1020]; (ROW([.D19])-1)*7 + COLUMN([.D22])-1)" office:value-type="string" office:string-value="No" calcext:value-type="string">
            <text:p>No</text:p>
          </table:table-cell>
          <table:table-cell table:style-name="ce4" table:formula="of:=INDEX([.$A$4:.$A$1020]; (ROW([.E19])-1)*7 + COLUMN([.E22])-1)" office:value-type="string" office:string-value="30.DD.55" calcext:value-type="string">
            <text:p>30.DD.55</text:p>
          </table:table-cell>
          <table:table-cell table:style-name="ce4" table:formula="of:=INDEX([.$A$4:.$A$1020]; (ROW([.F19])-1)*7 + COLUMN([.F22])-1)" office:value-type="float" office:value="0" calcext:value-type="float">
            <text:p>0</text:p>
          </table:table-cell>
          <table:table-cell table:style-name="ce4" table:formula="of:=INDEX([.$A$4:.$A$1020]; (ROW([.G19])-1)*7 + COLUMN([.G22])-1)" office:value-type="float" office:value="36" calcext:value-type="float">
            <text:p>36</text:p>
          </table:table-cell>
          <table:table-cell table:style-name="ce4" table:formula="of:=INDEX([.$A$4:.$A$1020]; (ROW([.H19])-1)*7 + COLUMN([.H22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table:formula="of:=INDEX([.$A$4:.$A$1020]; (ROW([.B20])-1)*7 + COLUMN([.B23])-1)" office:value-type="float" office:value="3951" calcext:value-type="float">
            <text:p>3951</text:p>
          </table:table-cell>
          <table:table-cell table:style-name="ce4" table:formula="of:=INDEX([.$A$4:.$A$1020]; (ROW([.C20])-1)*7 + COLUMN([.C23])-1)" office:value-type="string" office:string-value="Yes" calcext:value-type="string">
            <text:p>Yes</text:p>
          </table:table-cell>
          <table:table-cell table:style-name="ce4" table:formula="of:=INDEX([.$A$4:.$A$1020]; (ROW([.D20])-1)*7 + COLUMN([.D23])-1)" office:value-type="string" office:string-value="No" calcext:value-type="string">
            <text:p>No</text:p>
          </table:table-cell>
          <table:table-cell table:style-name="ce4" table:formula="of:=INDEX([.$A$4:.$A$1020]; (ROW([.E20])-1)*7 + COLUMN([.E23])-1)" office:value-type="string" office:string-value="30.DD.55" calcext:value-type="string">
            <text:p>30.DD.55</text:p>
          </table:table-cell>
          <table:table-cell table:style-name="ce4" table:formula="of:=INDEX([.$A$4:.$A$1020]; (ROW([.F20])-1)*7 + COLUMN([.F23])-1)" office:value-type="float" office:value="0" calcext:value-type="float">
            <text:p>0</text:p>
          </table:table-cell>
          <table:table-cell table:style-name="ce4" table:formula="of:=INDEX([.$A$4:.$A$1020]; (ROW([.G20])-1)*7 + COLUMN([.G23])-1)" office:value-type="float" office:value="17" calcext:value-type="float">
            <text:p>17</text:p>
          </table:table-cell>
          <table:table-cell table:style-name="ce4" table:formula="of:=INDEX([.$A$4:.$A$1020]; (ROW([.H20])-1)*7 + COLUMN([.H23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formula="of:=INDEX([.$A$4:.$A$1020]; (ROW([.B21])-1)*7 + COLUMN([.B24])-1)" office:value-type="float" office:value="3943" calcext:value-type="float">
            <text:p>3943</text:p>
          </table:table-cell>
          <table:table-cell table:style-name="ce4" table:formula="of:=INDEX([.$A$4:.$A$1020]; (ROW([.C21])-1)*7 + COLUMN([.C24])-1)" office:value-type="string" office:string-value="Yes" calcext:value-type="string">
            <text:p>Yes</text:p>
          </table:table-cell>
          <table:table-cell table:style-name="ce4" table:formula="of:=INDEX([.$A$4:.$A$1020]; (ROW([.D21])-1)*7 + COLUMN([.D24])-1)" office:value-type="string" office:string-value="No" calcext:value-type="string">
            <text:p>No</text:p>
          </table:table-cell>
          <table:table-cell table:style-name="ce4" table:formula="of:=INDEX([.$A$4:.$A$1020]; (ROW([.E21])-1)*7 + COLUMN([.E24])-1)" office:value-type="string" office:string-value="1B.71.01" calcext:value-type="string">
            <text:p>1B.71.01</text:p>
          </table:table-cell>
          <table:table-cell table:style-name="ce4" table:formula="of:=INDEX([.$A$4:.$A$1020]; (ROW([.F21])-1)*7 + COLUMN([.F24])-1)" office:value-type="string" office:string-value="Kitchen | Cabs Upper Outlet | 1B.71.01" calcext:value-type="string">
            <text:p>Kitchen | Cabs Upper Outlet | 1B.71.01</text:p>
          </table:table-cell>
          <table:table-cell table:style-name="ce4" table:formula="of:=INDEX([.$A$4:.$A$1020]; (ROW([.G21])-1)*7 + COLUMN([.G24])-1)" office:value-type="float" office:value="8" calcext:value-type="float">
            <text:p>8</text:p>
          </table:table-cell>
          <table:table-cell table:style-name="ce4" table:formula="of:=INDEX([.$A$4:.$A$1020]; (ROW([.H21])-1)*7 + COLUMN([.H24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4079" calcext:value-type="float">
            <text:p>4079</text:p>
          </table:table-cell>
          <table:table-cell/>
          <table:table-cell table:style-name="ce4" table:formula="of:=INDEX([.$A$4:.$A$1020]; (ROW([.B22])-1)*7 + COLUMN([.B25])-1)" office:value-type="float" office:value="3935" calcext:value-type="float">
            <text:p>3935</text:p>
          </table:table-cell>
          <table:table-cell table:style-name="ce4" table:formula="of:=INDEX([.$A$4:.$A$1020]; (ROW([.C22])-1)*7 + COLUMN([.C25])-1)" office:value-type="string" office:string-value="Yes" calcext:value-type="string">
            <text:p>Yes</text:p>
          </table:table-cell>
          <table:table-cell table:style-name="ce4" table:formula="of:=INDEX([.$A$4:.$A$1020]; (ROW([.D22])-1)*7 + COLUMN([.D25])-1)" office:value-type="string" office:string-value="No" calcext:value-type="string">
            <text:p>No</text:p>
          </table:table-cell>
          <table:table-cell table:style-name="ce4" table:formula="of:=INDEX([.$A$4:.$A$1020]; (ROW([.E22])-1)*7 + COLUMN([.E25])-1)" office:value-type="string" office:string-value="18.A0.84" calcext:value-type="string">
            <text:p>18.A0.84</text:p>
          </table:table-cell>
          <table:table-cell table:style-name="ce4" table:formula="of:=INDEX([.$A$4:.$A$1020]; (ROW([.F22])-1)*7 + COLUMN([.F25])-1)" office:value-type="string" office:string-value="Sun Room | Upspot | 18.A0.84" calcext:value-type="string">
            <text:p>Sun Room | Upspot | 18.A0.84</text:p>
          </table:table-cell>
          <table:table-cell table:style-name="ce4" table:formula="of:=INDEX([.$A$4:.$A$1020]; (ROW([.G22])-1)*7 + COLUMN([.G25])-1)" office:value-type="float" office:value="3" calcext:value-type="float">
            <text:p>3</text:p>
          </table:table-cell>
          <table:table-cell table:style-name="ce4" table:formula="of:=INDEX([.$A$4:.$A$1020]; (ROW([.H22])-1)*7 + COLUMN([.H25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formula="of:=INDEX([.$A$4:.$A$1020]; (ROW([.B23])-1)*7 + COLUMN([.B26])-1)" office:value-type="float" office:value="3927" calcext:value-type="float">
            <text:p>3927</text:p>
          </table:table-cell>
          <table:table-cell table:style-name="ce4" table:formula="of:=INDEX([.$A$4:.$A$1020]; (ROW([.C23])-1)*7 + COLUMN([.C26])-1)" office:value-type="string" office:string-value="Yes" calcext:value-type="string">
            <text:p>Yes</text:p>
          </table:table-cell>
          <table:table-cell table:style-name="ce4" table:formula="of:=INDEX([.$A$4:.$A$1020]; (ROW([.D23])-1)*7 + COLUMN([.D26])-1)" office:value-type="string" office:string-value="No" calcext:value-type="string">
            <text:p>No</text:p>
          </table:table-cell>
          <table:table-cell table:style-name="ce4" table:formula="of:=INDEX([.$A$4:.$A$1020]; (ROW([.E23])-1)*7 + COLUMN([.E26])-1)" office:value-type="string" office:string-value="30.DD.55" calcext:value-type="string">
            <text:p>30.DD.55</text:p>
          </table:table-cell>
          <table:table-cell table:style-name="ce4" table:formula="of:=INDEX([.$A$4:.$A$1020]; (ROW([.F23])-1)*7 + COLUMN([.F26])-1)" office:value-type="float" office:value="0" calcext:value-type="float">
            <text:p>0</text:p>
          </table:table-cell>
          <table:table-cell table:style-name="ce4" table:formula="of:=INDEX([.$A$4:.$A$1020]; (ROW([.G23])-1)*7 + COLUMN([.G26])-1)" office:value-type="float" office:value="22" calcext:value-type="float">
            <text:p>22</text:p>
          </table:table-cell>
          <table:table-cell table:style-name="ce4" table:formula="of:=INDEX([.$A$4:.$A$1020]; (ROW([.H23])-1)*7 + COLUMN([.H26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formula="of:=INDEX([.$A$4:.$A$1020]; (ROW([.B24])-1)*7 + COLUMN([.B27])-1)" office:value-type="float" office:value="3919" calcext:value-type="float">
            <text:p>3919</text:p>
          </table:table-cell>
          <table:table-cell table:style-name="ce4" table:formula="of:=INDEX([.$A$4:.$A$1020]; (ROW([.C24])-1)*7 + COLUMN([.C27])-1)" office:value-type="string" office:string-value="Yes" calcext:value-type="string">
            <text:p>Yes</text:p>
          </table:table-cell>
          <table:table-cell table:style-name="ce4" table:formula="of:=INDEX([.$A$4:.$A$1020]; (ROW([.D24])-1)*7 + COLUMN([.D27])-1)" office:value-type="string" office:string-value="No" calcext:value-type="string">
            <text:p>No</text:p>
          </table:table-cell>
          <table:table-cell table:style-name="ce4" table:formula="of:=INDEX([.$A$4:.$A$1020]; (ROW([.E24])-1)*7 + COLUMN([.E27])-1)" office:value-type="string" office:string-value="43.70.06" calcext:value-type="string">
            <text:p>43.70.06</text:p>
          </table:table-cell>
          <table:table-cell table:style-name="ce4" table:formula="of:=INDEX([.$A$4:.$A$1020]; (ROW([.F24])-1)*7 + COLUMN([.F27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24])-1)*7 + COLUMN([.G27])-1)" office:value-type="float" office:value="0" calcext:value-type="float">
            <text:p>0</text:p>
          </table:table-cell>
          <table:table-cell table:style-name="ce4" table:formula="of:=INDEX([.$A$4:.$A$1020]; (ROW([.H24])-1)*7 + COLUMN([.H27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formula="of:=INDEX([.$A$4:.$A$1020]; (ROW([.B25])-1)*7 + COLUMN([.B28])-1)" office:value-type="float" office:value="3911" calcext:value-type="float">
            <text:p>3911</text:p>
          </table:table-cell>
          <table:table-cell table:style-name="ce4" table:formula="of:=INDEX([.$A$4:.$A$1020]; (ROW([.C25])-1)*7 + COLUMN([.C28])-1)" office:value-type="string" office:string-value="Yes" calcext:value-type="string">
            <text:p>Yes</text:p>
          </table:table-cell>
          <table:table-cell table:style-name="ce4" table:formula="of:=INDEX([.$A$4:.$A$1020]; (ROW([.D25])-1)*7 + COLUMN([.D28])-1)" office:value-type="string" office:string-value="No" calcext:value-type="string">
            <text:p>No</text:p>
          </table:table-cell>
          <table:table-cell table:style-name="ce4" table:formula="of:=INDEX([.$A$4:.$A$1020]; (ROW([.E25])-1)*7 + COLUMN([.E28])-1)" office:value-type="string" office:string-value="51.BA.83" calcext:value-type="string">
            <text:p>51.BA.83</text:p>
          </table:table-cell>
          <table:table-cell table:style-name="ce4" table:formula="of:=INDEX([.$A$4:.$A$1020]; (ROW([.F25])-1)*7 + COLUMN([.F28])-1)" office:value-type="string" office:string-value="Sun Room | Bookshelf Lamp | 51.BA.83" calcext:value-type="string">
            <text:p>Sun Room | Bookshelf Lamp | 51.BA.83</text:p>
          </table:table-cell>
          <table:table-cell table:style-name="ce4" table:formula="of:=INDEX([.$A$4:.$A$1020]; (ROW([.G25])-1)*7 + COLUMN([.G28])-1)" office:value-type="float" office:value="3" calcext:value-type="float">
            <text:p>3</text:p>
          </table:table-cell>
          <table:table-cell table:style-name="ce4" table:formula="of:=INDEX([.$A$4:.$A$1020]; (ROW([.H25])-1)*7 + COLUMN([.H28])-1)" office:value-type="string" office:string-value="Controller" calcext:value-type="string">
            <text:p>Controller</text:p>
          </table:table-cell>
        </table:table-row>
        <table:table-row table:style-name="ro2">
          <table:table-cell table:number-columns-repeated="2"/>
          <table:table-cell table:style-name="ce4" table:formula="of:=INDEX([.$A$4:.$A$1020]; (ROW([.B26])-1)*7 + COLUMN([.B29])-1)" office:value-type="float" office:value="3903" calcext:value-type="float">
            <text:p>3903</text:p>
          </table:table-cell>
          <table:table-cell table:style-name="ce4" table:formula="of:=INDEX([.$A$4:.$A$1020]; (ROW([.C26])-1)*7 + COLUMN([.C29])-1)" office:value-type="string" office:string-value="Yes" calcext:value-type="string">
            <text:p>Yes</text:p>
          </table:table-cell>
          <table:table-cell table:style-name="ce4" table:formula="of:=INDEX([.$A$4:.$A$1020]; (ROW([.D26])-1)*7 + COLUMN([.D29])-1)" office:value-type="string" office:string-value="No" calcext:value-type="string">
            <text:p>No</text:p>
          </table:table-cell>
          <table:table-cell table:style-name="ce4" table:formula="of:=INDEX([.$A$4:.$A$1020]; (ROW([.E26])-1)*7 + COLUMN([.E29])-1)" office:value-type="string" office:string-value="3E.7E.FE" calcext:value-type="string">
            <text:p>3E.7E.FE</text:p>
          </table:table-cell>
          <table:table-cell table:style-name="ce4" table:formula="of:=INDEX([.$A$4:.$A$1020]; (ROW([.F26])-1)*7 + COLUMN([.F29])-1)" office:value-type="string" office:string-value="Sun Room | Light Stick | 3E.7E.FE" calcext:value-type="string">
            <text:p>Sun Room | Light Stick | 3E.7E.FE</text:p>
          </table:table-cell>
          <table:table-cell table:style-name="ce4" table:formula="of:=INDEX([.$A$4:.$A$1020]; (ROW([.G26])-1)*7 + COLUMN([.G29])-1)" office:value-type="float" office:value="8" calcext:value-type="float">
            <text:p>8</text:p>
          </table:table-cell>
          <table:table-cell table:style-name="ce4" table:formula="of:=INDEX([.$A$4:.$A$1020]; (ROW([.H26])-1)*7 + COLUMN([.H29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4" table:formula="of:=INDEX([.$A$4:.$A$1020]; (ROW([.B27])-1)*7 + COLUMN([.B30])-1)" office:value-type="float" office:value="3895" calcext:value-type="float">
            <text:p>3895</text:p>
          </table:table-cell>
          <table:table-cell table:style-name="ce4" table:formula="of:=INDEX([.$A$4:.$A$1020]; (ROW([.C27])-1)*7 + COLUMN([.C30])-1)" office:value-type="string" office:string-value="Yes" calcext:value-type="string">
            <text:p>Yes</text:p>
          </table:table-cell>
          <table:table-cell table:style-name="ce4" table:formula="of:=INDEX([.$A$4:.$A$1020]; (ROW([.D27])-1)*7 + COLUMN([.D30])-1)" office:value-type="string" office:string-value="No" calcext:value-type="string">
            <text:p>No</text:p>
          </table:table-cell>
          <table:table-cell table:style-name="ce4" table:formula="of:=INDEX([.$A$4:.$A$1020]; (ROW([.E27])-1)*7 + COLUMN([.E30])-1)" office:value-type="string" office:string-value="54.85.84" calcext:value-type="string">
            <text:p>54.85.84</text:p>
          </table:table-cell>
          <table:table-cell table:style-name="ce4" table:formula="of:=INDEX([.$A$4:.$A$1020]; (ROW([.F27])-1)*7 + COLUMN([.F30])-1)" office:value-type="string" office:string-value="Living Room | Plug by Credenza Area | 54.85.84" calcext:value-type="string">
            <text:p>Living Room | Plug by Credenza Area | 54.85.84</text:p>
          </table:table-cell>
          <table:table-cell table:style-name="ce4" table:formula="of:=INDEX([.$A$4:.$A$1020]; (ROW([.G27])-1)*7 + COLUMN([.G30])-1)" office:value-type="float" office:value="8" calcext:value-type="float">
            <text:p>8</text:p>
          </table:table-cell>
          <table:table-cell table:style-name="ce4" table:formula="of:=INDEX([.$A$4:.$A$1020]; (ROW([.H27])-1)*7 + COLUMN([.H30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formula="of:=INDEX([.$A$4:.$A$1020]; (ROW([.B28])-1)*7 + COLUMN([.B31])-1)" office:value-type="float" office:value="3887" calcext:value-type="float">
            <text:p>3887</text:p>
          </table:table-cell>
          <table:table-cell table:style-name="ce4" table:formula="of:=INDEX([.$A$4:.$A$1020]; (ROW([.C28])-1)*7 + COLUMN([.C31])-1)" office:value-type="string" office:string-value="Yes" calcext:value-type="string">
            <text:p>Yes</text:p>
          </table:table-cell>
          <table:table-cell table:style-name="ce4" table:formula="of:=INDEX([.$A$4:.$A$1020]; (ROW([.D28])-1)*7 + COLUMN([.D31])-1)" office:value-type="string" office:string-value="No" calcext:value-type="string">
            <text:p>No</text:p>
          </table:table-cell>
          <table:table-cell table:style-name="ce4" table:formula="of:=INDEX([.$A$4:.$A$1020]; (ROW([.E28])-1)*7 + COLUMN([.E31])-1)" office:value-type="string" office:string-value="51.BA.83" calcext:value-type="string">
            <text:p>51.BA.83</text:p>
          </table:table-cell>
          <table:table-cell table:style-name="ce4" table:formula="of:=INDEX([.$A$4:.$A$1020]; (ROW([.F28])-1)*7 + COLUMN([.F31])-1)" office:value-type="string" office:string-value="Sun Room | Bookshelf Lamp | 51.BA.83" calcext:value-type="string">
            <text:p>Sun Room | Bookshelf Lamp | 51.BA.83</text:p>
          </table:table-cell>
          <table:table-cell table:style-name="ce4" table:formula="of:=INDEX([.$A$4:.$A$1020]; (ROW([.G28])-1)*7 + COLUMN([.G31])-1)" office:value-type="float" office:value="8" calcext:value-type="float">
            <text:p>8</text:p>
          </table:table-cell>
          <table:table-cell table:style-name="ce4" table:formula="of:=INDEX([.$A$4:.$A$1020]; (ROW([.H28])-1)*7 + COLUMN([.H31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/>
          <table:table-cell table:style-name="ce4" table:formula="of:=INDEX([.$A$4:.$A$1020]; (ROW([.B29])-1)*7 + COLUMN([.B32])-1)" office:value-type="float" office:value="3879" calcext:value-type="float">
            <text:p>3879</text:p>
          </table:table-cell>
          <table:table-cell table:style-name="ce4" table:formula="of:=INDEX([.$A$4:.$A$1020]; (ROW([.C29])-1)*7 + COLUMN([.C32])-1)" office:value-type="string" office:string-value="Yes" calcext:value-type="string">
            <text:p>Yes</text:p>
          </table:table-cell>
          <table:table-cell table:style-name="ce4" table:formula="of:=INDEX([.$A$4:.$A$1020]; (ROW([.D29])-1)*7 + COLUMN([.D32])-1)" office:value-type="string" office:string-value="No" calcext:value-type="string">
            <text:p>No</text:p>
          </table:table-cell>
          <table:table-cell table:style-name="ce4" table:formula="of:=INDEX([.$A$4:.$A$1020]; (ROW([.E29])-1)*7 + COLUMN([.E32])-1)" office:value-type="string" office:string-value="3F.E3.AB" calcext:value-type="string">
            <text:p>3F.E3.AB</text:p>
          </table:table-cell>
          <table:table-cell table:style-name="ce4" table:formula="of:=INDEX([.$A$4:.$A$1020]; (ROW([.F29])-1)*7 + COLUMN([.F32])-1)" office:value-type="string" office:string-value="Dining | Clearstory LEDs | 3F.E3.AB" calcext:value-type="string">
            <text:p>Dining | Clearstory LEDs | 3F.E3.AB</text:p>
          </table:table-cell>
          <table:table-cell table:style-name="ce4" table:formula="of:=INDEX([.$A$4:.$A$1020]; (ROW([.G29])-1)*7 + COLUMN([.G32])-1)" office:value-type="float" office:value="8" calcext:value-type="float">
            <text:p>8</text:p>
          </table:table-cell>
          <table:table-cell table:style-name="ce4" table:formula="of:=INDEX([.$A$4:.$A$1020]; (ROW([.H29])-1)*7 + COLUMN([.H32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formula="of:=INDEX([.$A$4:.$A$1020]; (ROW([.B30])-1)*7 + COLUMN([.B33])-1)" office:value-type="float" office:value="3871" calcext:value-type="float">
            <text:p>3871</text:p>
          </table:table-cell>
          <table:table-cell table:style-name="ce4" table:formula="of:=INDEX([.$A$4:.$A$1020]; (ROW([.C30])-1)*7 + COLUMN([.C33])-1)" office:value-type="string" office:string-value="Yes" calcext:value-type="string">
            <text:p>Yes</text:p>
          </table:table-cell>
          <table:table-cell table:style-name="ce4" table:formula="of:=INDEX([.$A$4:.$A$1020]; (ROW([.D30])-1)*7 + COLUMN([.D33])-1)" office:value-type="string" office:string-value="No" calcext:value-type="string">
            <text:p>No</text:p>
          </table:table-cell>
          <table:table-cell table:style-name="ce4" table:formula="of:=INDEX([.$A$4:.$A$1020]; (ROW([.E30])-1)*7 + COLUMN([.E33])-1)" office:value-type="string" office:string-value="43.70.06" calcext:value-type="string">
            <text:p>43.70.06</text:p>
          </table:table-cell>
          <table:table-cell table:style-name="ce4" table:formula="of:=INDEX([.$A$4:.$A$1020]; (ROW([.F30])-1)*7 + COLUMN([.F33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0])-1)*7 + COLUMN([.G33])-1)" office:value-type="float" office:value="1" calcext:value-type="float">
            <text:p>1</text:p>
          </table:table-cell>
          <table:table-cell table:style-name="ce4" table:formula="of:=INDEX([.$A$4:.$A$1020]; (ROW([.H30])-1)*7 + COLUMN([.H33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formula="of:=INDEX([.$A$4:.$A$1020]; (ROW([.B31])-1)*7 + COLUMN([.B34])-1)" office:value-type="float" office:value="3863" calcext:value-type="float">
            <text:p>3863</text:p>
          </table:table-cell>
          <table:table-cell table:style-name="ce4" table:formula="of:=INDEX([.$A$4:.$A$1020]; (ROW([.C31])-1)*7 + COLUMN([.C34])-1)" office:value-type="string" office:string-value="Yes" calcext:value-type="string">
            <text:p>Yes</text:p>
          </table:table-cell>
          <table:table-cell table:style-name="ce4" table:formula="of:=INDEX([.$A$4:.$A$1020]; (ROW([.D31])-1)*7 + COLUMN([.D34])-1)" office:value-type="string" office:string-value="No" calcext:value-type="string">
            <text:p>No</text:p>
          </table:table-cell>
          <table:table-cell table:style-name="ce4" table:formula="of:=INDEX([.$A$4:.$A$1020]; (ROW([.E31])-1)*7 + COLUMN([.E34])-1)" office:value-type="string" office:string-value="43.70.06" calcext:value-type="string">
            <text:p>43.70.06</text:p>
          </table:table-cell>
          <table:table-cell table:style-name="ce4" table:formula="of:=INDEX([.$A$4:.$A$1020]; (ROW([.F31])-1)*7 + COLUMN([.F34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1])-1)*7 + COLUMN([.G34])-1)" office:value-type="float" office:value="2" calcext:value-type="float">
            <text:p>2</text:p>
          </table:table-cell>
          <table:table-cell table:style-name="ce4" table:formula="of:=INDEX([.$A$4:.$A$1020]; (ROW([.H31])-1)*7 + COLUMN([.H34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formula="of:=INDEX([.$A$4:.$A$1020]; (ROW([.B32])-1)*7 + COLUMN([.B35])-1)" office:value-type="float" office:value="3855" calcext:value-type="float">
            <text:p>3855</text:p>
          </table:table-cell>
          <table:table-cell table:style-name="ce4" table:formula="of:=INDEX([.$A$4:.$A$1020]; (ROW([.C32])-1)*7 + COLUMN([.C35])-1)" office:value-type="string" office:string-value="Yes" calcext:value-type="string">
            <text:p>Yes</text:p>
          </table:table-cell>
          <table:table-cell table:style-name="ce4" table:formula="of:=INDEX([.$A$4:.$A$1020]; (ROW([.D32])-1)*7 + COLUMN([.D35])-1)" office:value-type="string" office:string-value="No" calcext:value-type="string">
            <text:p>No</text:p>
          </table:table-cell>
          <table:table-cell table:style-name="ce4" table:formula="of:=INDEX([.$A$4:.$A$1020]; (ROW([.E32])-1)*7 + COLUMN([.E35])-1)" office:value-type="string" office:string-value="43.70.06" calcext:value-type="string">
            <text:p>43.70.06</text:p>
          </table:table-cell>
          <table:table-cell table:style-name="ce4" table:formula="of:=INDEX([.$A$4:.$A$1020]; (ROW([.F32])-1)*7 + COLUMN([.F35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2])-1)*7 + COLUMN([.G35])-1)" office:value-type="float" office:value="3" calcext:value-type="float">
            <text:p>3</text:p>
          </table:table-cell>
          <table:table-cell table:style-name="ce4" table:formula="of:=INDEX([.$A$4:.$A$1020]; (ROW([.H32])-1)*7 + COLUMN([.H35])-1)" office:value-type="string" office:string-value="Controller" calcext:value-type="string">
            <text:p>Controller</text:p>
          </table:table-cell>
        </table:table-row>
        <table:table-row table:style-name="ro2">
          <table:table-cell table:number-columns-repeated="2"/>
          <table:table-cell table:style-name="ce4" table:formula="of:=INDEX([.$A$4:.$A$1020]; (ROW([.B33])-1)*7 + COLUMN([.B36])-1)" office:value-type="float" office:value="3847" calcext:value-type="float">
            <text:p>3847</text:p>
          </table:table-cell>
          <table:table-cell table:style-name="ce4" table:formula="of:=INDEX([.$A$4:.$A$1020]; (ROW([.C33])-1)*7 + COLUMN([.C36])-1)" office:value-type="string" office:string-value="Yes" calcext:value-type="string">
            <text:p>Yes</text:p>
          </table:table-cell>
          <table:table-cell table:style-name="ce4" table:formula="of:=INDEX([.$A$4:.$A$1020]; (ROW([.D33])-1)*7 + COLUMN([.D36])-1)" office:value-type="string" office:string-value="No" calcext:value-type="string">
            <text:p>No</text:p>
          </table:table-cell>
          <table:table-cell table:style-name="ce4" table:formula="of:=INDEX([.$A$4:.$A$1020]; (ROW([.E33])-1)*7 + COLUMN([.E36])-1)" office:value-type="string" office:string-value="43.70.06" calcext:value-type="string">
            <text:p>43.70.06</text:p>
          </table:table-cell>
          <table:table-cell table:style-name="ce4" table:formula="of:=INDEX([.$A$4:.$A$1020]; (ROW([.F33])-1)*7 + COLUMN([.F36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3])-1)*7 + COLUMN([.G36])-1)" office:value-type="float" office:value="4" calcext:value-type="float">
            <text:p>4</text:p>
          </table:table-cell>
          <table:table-cell table:style-name="ce4" table:formula="of:=INDEX([.$A$4:.$A$1020]; (ROW([.H33])-1)*7 + COLUMN([.H36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formula="of:=INDEX([.$A$4:.$A$1020]; (ROW([.B34])-1)*7 + COLUMN([.B37])-1)" office:value-type="float" office:value="3839" calcext:value-type="float">
            <text:p>3839</text:p>
          </table:table-cell>
          <table:table-cell table:style-name="ce4" table:formula="of:=INDEX([.$A$4:.$A$1020]; (ROW([.C34])-1)*7 + COLUMN([.C37])-1)" office:value-type="string" office:string-value="Yes" calcext:value-type="string">
            <text:p>Yes</text:p>
          </table:table-cell>
          <table:table-cell table:style-name="ce4" table:formula="of:=INDEX([.$A$4:.$A$1020]; (ROW([.D34])-1)*7 + COLUMN([.D37])-1)" office:value-type="string" office:string-value="No" calcext:value-type="string">
            <text:p>No</text:p>
          </table:table-cell>
          <table:table-cell table:style-name="ce4" table:formula="of:=INDEX([.$A$4:.$A$1020]; (ROW([.E34])-1)*7 + COLUMN([.E37])-1)" office:value-type="string" office:string-value="43.70.06" calcext:value-type="string">
            <text:p>43.70.06</text:p>
          </table:table-cell>
          <table:table-cell table:style-name="ce4" table:formula="of:=INDEX([.$A$4:.$A$1020]; (ROW([.F34])-1)*7 + COLUMN([.F37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4])-1)*7 + COLUMN([.G37])-1)" office:value-type="float" office:value="5" calcext:value-type="float">
            <text:p>5</text:p>
          </table:table-cell>
          <table:table-cell table:style-name="ce4" table:formula="of:=INDEX([.$A$4:.$A$1020]; (ROW([.H34])-1)*7 + COLUMN([.H37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formula="of:=INDEX([.$A$4:.$A$1020]; (ROW([.B35])-1)*7 + COLUMN([.B38])-1)" office:value-type="float" office:value="3831" calcext:value-type="float">
            <text:p>3831</text:p>
          </table:table-cell>
          <table:table-cell table:style-name="ce4" table:formula="of:=INDEX([.$A$4:.$A$1020]; (ROW([.C35])-1)*7 + COLUMN([.C38])-1)" office:value-type="string" office:string-value="Yes" calcext:value-type="string">
            <text:p>Yes</text:p>
          </table:table-cell>
          <table:table-cell table:style-name="ce4" table:formula="of:=INDEX([.$A$4:.$A$1020]; (ROW([.D35])-1)*7 + COLUMN([.D38])-1)" office:value-type="string" office:string-value="No" calcext:value-type="string">
            <text:p>No</text:p>
          </table:table-cell>
          <table:table-cell table:style-name="ce4" table:formula="of:=INDEX([.$A$4:.$A$1020]; (ROW([.E35])-1)*7 + COLUMN([.E38])-1)" office:value-type="string" office:string-value="43.70.06" calcext:value-type="string">
            <text:p>43.70.06</text:p>
          </table:table-cell>
          <table:table-cell table:style-name="ce4" table:formula="of:=INDEX([.$A$4:.$A$1020]; (ROW([.F35])-1)*7 + COLUMN([.F38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5])-1)*7 + COLUMN([.G38])-1)" office:value-type="float" office:value="6" calcext:value-type="float">
            <text:p>6</text:p>
          </table:table-cell>
          <table:table-cell table:style-name="ce4" table:formula="of:=INDEX([.$A$4:.$A$1020]; (ROW([.H35])-1)*7 + COLUMN([.H38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float" office:value="4063" calcext:value-type="float">
            <text:p>4063</text:p>
          </table:table-cell>
          <table:table-cell/>
          <table:table-cell table:style-name="ce4" table:formula="of:=INDEX([.$A$4:.$A$1020]; (ROW([.B36])-1)*7 + COLUMN([.B39])-1)" office:value-type="float" office:value="3823" calcext:value-type="float">
            <text:p>3823</text:p>
          </table:table-cell>
          <table:table-cell table:style-name="ce4" table:formula="of:=INDEX([.$A$4:.$A$1020]; (ROW([.C36])-1)*7 + COLUMN([.C39])-1)" office:value-type="string" office:string-value="Yes" calcext:value-type="string">
            <text:p>Yes</text:p>
          </table:table-cell>
          <table:table-cell table:style-name="ce4" table:formula="of:=INDEX([.$A$4:.$A$1020]; (ROW([.D36])-1)*7 + COLUMN([.D39])-1)" office:value-type="string" office:string-value="No" calcext:value-type="string">
            <text:p>No</text:p>
          </table:table-cell>
          <table:table-cell table:style-name="ce4" table:formula="of:=INDEX([.$A$4:.$A$1020]; (ROW([.E36])-1)*7 + COLUMN([.E39])-1)" office:value-type="string" office:string-value="43.70.06" calcext:value-type="string">
            <text:p>43.70.06</text:p>
          </table:table-cell>
          <table:table-cell table:style-name="ce4" table:formula="of:=INDEX([.$A$4:.$A$1020]; (ROW([.F36])-1)*7 + COLUMN([.F39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6])-1)*7 + COLUMN([.G39])-1)" office:value-type="float" office:value="7" calcext:value-type="float">
            <text:p>7</text:p>
          </table:table-cell>
          <table:table-cell table:style-name="ce4" table:formula="of:=INDEX([.$A$4:.$A$1020]; (ROW([.H36])-1)*7 + COLUMN([.H39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formula="of:=INDEX([.$A$4:.$A$1020]; (ROW([.B37])-1)*7 + COLUMN([.B40])-1)" office:value-type="float" office:value="3815" calcext:value-type="float">
            <text:p>3815</text:p>
          </table:table-cell>
          <table:table-cell table:style-name="ce4" table:formula="of:=INDEX([.$A$4:.$A$1020]; (ROW([.C37])-1)*7 + COLUMN([.C40])-1)" office:value-type="string" office:string-value="Yes" calcext:value-type="string">
            <text:p>Yes</text:p>
          </table:table-cell>
          <table:table-cell table:style-name="ce4" table:formula="of:=INDEX([.$A$4:.$A$1020]; (ROW([.D37])-1)*7 + COLUMN([.D40])-1)" office:value-type="string" office:string-value="No" calcext:value-type="string">
            <text:p>No</text:p>
          </table:table-cell>
          <table:table-cell table:style-name="ce4" table:formula="of:=INDEX([.$A$4:.$A$1020]; (ROW([.E37])-1)*7 + COLUMN([.E40])-1)" office:value-type="string" office:string-value="43.70.06" calcext:value-type="string">
            <text:p>43.70.06</text:p>
          </table:table-cell>
          <table:table-cell table:style-name="ce4" table:formula="of:=INDEX([.$A$4:.$A$1020]; (ROW([.F37])-1)*7 + COLUMN([.F40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37])-1)*7 + COLUMN([.G40])-1)" office:value-type="float" office:value="8" calcext:value-type="float">
            <text:p>8</text:p>
          </table:table-cell>
          <table:table-cell table:style-name="ce4" table:formula="of:=INDEX([.$A$4:.$A$1020]; (ROW([.H37])-1)*7 + COLUMN([.H40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formula="of:=INDEX([.$A$4:.$A$1020]; (ROW([.B38])-1)*7 + COLUMN([.B41])-1)" office:value-type="float" office:value="3807" calcext:value-type="float">
            <text:p>3807</text:p>
          </table:table-cell>
          <table:table-cell table:style-name="ce4" table:formula="of:=INDEX([.$A$4:.$A$1020]; (ROW([.C38])-1)*7 + COLUMN([.C41])-1)" office:value-type="string" office:string-value="Yes" calcext:value-type="string">
            <text:p>Yes</text:p>
          </table:table-cell>
          <table:table-cell table:style-name="ce4" table:formula="of:=INDEX([.$A$4:.$A$1020]; (ROW([.D38])-1)*7 + COLUMN([.D41])-1)" office:value-type="string" office:string-value="No" calcext:value-type="string">
            <text:p>No</text:p>
          </table:table-cell>
          <table:table-cell table:style-name="ce4" table:formula="of:=INDEX([.$A$4:.$A$1020]; (ROW([.E38])-1)*7 + COLUMN([.E41])-1)" office:value-type="string" office:string-value="4E.B2.51" calcext:value-type="string">
            <text:p>4E.B2.51</text:p>
          </table:table-cell>
          <table:table-cell table:style-name="ce4" table:formula="of:=INDEX([.$A$4:.$A$1020]; (ROW([.F38])-1)*7 + COLUMN([.F41])-1)" office:value-type="string" office:string-value="MstrBed | Keypad | 4E.B2.51" calcext:value-type="string">
            <text:p>MstrBed | Keypad | 4E.B2.51</text:p>
          </table:table-cell>
          <table:table-cell table:style-name="ce4" table:formula="of:=INDEX([.$A$4:.$A$1020]; (ROW([.G38])-1)*7 + COLUMN([.G41])-1)" office:value-type="float" office:value="4" calcext:value-type="float">
            <text:p>4</text:p>
          </table:table-cell>
          <table:table-cell table:style-name="ce4" table:formula="of:=INDEX([.$A$4:.$A$1020]; (ROW([.H38])-1)*7 + COLUMN([.H41])-1)" office:value-type="string" office:string-value="Controller" calcext:value-type="string">
            <text:p>Controller</text:p>
          </table:table-cell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formula="of:=INDEX([.$A$4:.$A$1020]; (ROW([.B39])-1)*7 + COLUMN([.B42])-1)" office:value-type="float" office:value="3799" calcext:value-type="float">
            <text:p>3799</text:p>
          </table:table-cell>
          <table:table-cell table:style-name="ce4" table:formula="of:=INDEX([.$A$4:.$A$1020]; (ROW([.C39])-1)*7 + COLUMN([.C42])-1)" office:value-type="string" office:string-value="Yes" calcext:value-type="string">
            <text:p>Yes</text:p>
          </table:table-cell>
          <table:table-cell table:style-name="ce4" table:formula="of:=INDEX([.$A$4:.$A$1020]; (ROW([.D39])-1)*7 + COLUMN([.D42])-1)" office:value-type="string" office:string-value="No" calcext:value-type="string">
            <text:p>No</text:p>
          </table:table-cell>
          <table:table-cell table:style-name="ce4" table:formula="of:=INDEX([.$A$4:.$A$1020]; (ROW([.E39])-1)*7 + COLUMN([.E42])-1)" office:value-type="string" office:string-value="4E.B2.51" calcext:value-type="string">
            <text:p>4E.B2.51</text:p>
          </table:table-cell>
          <table:table-cell table:style-name="ce4" table:formula="of:=INDEX([.$A$4:.$A$1020]; (ROW([.F39])-1)*7 + COLUMN([.F42])-1)" office:value-type="string" office:string-value="MstrBed | Keypad | 4E.B2.51" calcext:value-type="string">
            <text:p>MstrBed | Keypad | 4E.B2.51</text:p>
          </table:table-cell>
          <table:table-cell table:style-name="ce4" table:formula="of:=INDEX([.$A$4:.$A$1020]; (ROW([.G39])-1)*7 + COLUMN([.G42])-1)" office:value-type="float" office:value="4" calcext:value-type="float">
            <text:p>4</text:p>
          </table:table-cell>
          <table:table-cell table:style-name="ce4" table:formula="of:=INDEX([.$A$4:.$A$1020]; (ROW([.H39])-1)*7 + COLUMN([.H42])-1)" office:value-type="string" office:string-value="Responder" calcext:value-type="string">
            <text:p>Responder</text:p>
          </table:table-cell>
        </table:table-row>
        <table:table-row table:style-name="ro2">
          <table:table-cell table:number-columns-repeated="2"/>
          <table:table-cell table:style-name="ce4" table:formula="of:=INDEX([.$A$4:.$A$1020]; (ROW([.B40])-1)*7 + COLUMN([.B43])-1)" office:value-type="float" office:value="3791" calcext:value-type="float">
            <text:p>3791</text:p>
          </table:table-cell>
          <table:table-cell table:style-name="ce4" table:formula="of:=INDEX([.$A$4:.$A$1020]; (ROW([.C40])-1)*7 + COLUMN([.C43])-1)" office:value-type="string" office:string-value="Yes" calcext:value-type="string">
            <text:p>Yes</text:p>
          </table:table-cell>
          <table:table-cell table:style-name="ce4" table:formula="of:=INDEX([.$A$4:.$A$1020]; (ROW([.D40])-1)*7 + COLUMN([.D43])-1)" office:value-type="string" office:string-value="No" calcext:value-type="string">
            <text:p>No</text:p>
          </table:table-cell>
          <table:table-cell table:style-name="ce4" table:formula="of:=INDEX([.$A$4:.$A$1020]; (ROW([.E40])-1)*7 + COLUMN([.E43])-1)" office:value-type="string" office:string-value="43.70.06" calcext:value-type="string">
            <text:p>43.70.06</text:p>
          </table:table-cell>
          <table:table-cell table:style-name="ce4" table:formula="of:=INDEX([.$A$4:.$A$1020]; (ROW([.F40])-1)*7 + COLUMN([.F43])-1)" office:value-type="string" office:string-value="PowerLinc Serial Modem 43.70.06" calcext:value-type="string">
            <text:p>PowerLinc Serial Modem 43.70.06</text:p>
          </table:table-cell>
          <table:table-cell table:style-name="ce4" table:formula="of:=INDEX([.$A$4:.$A$1020]; (ROW([.G40])-1)*7 + COLUMN([.G43])-1)" office:value-type="float" office:value="22" calcext:value-type="float">
            <text:p>22</text:p>
          </table:table-cell>
          <table:table-cell table:style-name="ce4" table:formula="of:=INDEX([.$A$4:.$A$1020]; (ROW([.H40])-1)*7 + COLUMN([.H43])-1)" office:value-type="string" office:string-value="Responder" calcext:value-type="string">
            <text:p>Responde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55" calcext:value-type="float">
            <text:p>405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47" calcext:value-type="float">
            <text:p>404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39" calcext:value-type="float">
            <text:p>403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31" calcext:value-type="float">
            <text:p>403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23" calcext:value-type="float">
            <text:p>402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15" calcext:value-type="float">
            <text:p>401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007" calcext:value-type="float">
            <text:p>400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99" calcext:value-type="float">
            <text:p>399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0.DC.02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Kitchen | All On/Off Switch | 50.DC.02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91" calcext:value-type="float">
            <text:p>399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0.DB.B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Outdoor | Driveway SW | 50.DB.B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83" calcext:value-type="float">
            <text:p>39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0.E4.1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Outdoor | Front Door SW | 50.E4.1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75" calcext:value-type="float">
            <text:p>397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67" calcext:value-type="float">
            <text:p>396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59" calcext:value-type="float">
            <text:p>395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51" calcext:value-type="float">
            <text:p>395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43" calcext:value-type="float">
            <text:p>394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1B.71.0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Kitchen | Cabs Upper Outlet | 1B.71.0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35" calcext:value-type="float">
            <text:p>393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18.A0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Upspot | 18.A0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27" calcext:value-type="float">
            <text:p>392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0.DD.55</text:p>
          </table:table-cell>
          <table:table-cell/>
          <table:table-cell table:style-name="ce4" table:number-columns-repeated="7"/>
        </table:table-row>
        <table:table-row table:style-name="ro2">
          <table:table-cell table:number-columns-repeated="2"/>
          <table:table-cell table:style-name="ce4"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19" calcext:value-type="float">
            <text:p>391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Respond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11" calcext:value-type="float">
            <text:p>391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1.BA.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Bookshelf Lamp | 51.BA.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903" calcext:value-type="float">
            <text:p>390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E.7E.FE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Light Stick | 3E.7E.FE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95" calcext:value-type="float">
            <text:p>389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4.85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Living Room | Plug by Credenza Area | 54.85.8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87" calcext:value-type="float">
            <text:p>388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51.BA.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Sun Room | Bookshelf Lamp | 51.BA.8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79" calcext:value-type="float">
            <text:p>387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3F.E3.AB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Dining | Clearstory LEDs | 3F.E3.AB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71" calcext:value-type="float">
            <text:p>387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63" calcext:value-type="float">
            <text:p>386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55" calcext:value-type="float">
            <text:p>385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47" calcext:value-type="float">
            <text:p>384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39" calcext:value-type="float">
            <text:p>3839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31" calcext:value-type="float">
            <text:p>383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23" calcext:value-type="float">
            <text:p>3823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15" calcext:value-type="float">
            <text:p>3815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Controller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float" office:value="3807" calcext:value-type="float">
            <text:p>3807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Yes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No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4E.B2.51</text:p>
          </table:table-cell>
          <table:table-cell/>
          <table:table-cell table:style-name="ce4" table:number-columns-repeated="7"/>
        </table:table-row>
        <table:table-row table:style-name="ro2">
          <table:table-cell office:value-type="string" calcext:value-type="string">
            <text:p>MstrBed | Keypad | 4E.B2.51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ntroller</text:p>
          </table:table-cell>
          <table:table-cell table:number-columns-repeated="8"/>
        </table:table-row>
        <table:table-row table:style-name="ro2">
          <table:table-cell office:value-type="float" office:value="3799" calcext:value-type="float">
            <text:p>37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E.B2.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strBed | Keypad | 4E.B2.51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der</text:p>
          </table:table-cell>
          <table:table-cell table:number-columns-repeated="8"/>
        </table:table-row>
        <table:table-row table:style-name="ro2">
          <table:table-cell office:value-type="float" office:value="3791" calcext:value-type="float">
            <text:p>37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43.70.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werLinc Serial Modem 43.70.06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der</text:p>
          </table:table-cell>
          <table:table-cell table:number-columns-repeated="8"/>
        </table:table-row>
        <table:table-row table:style-name="ro2" table:number-rows-repeated="104829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1:45:02.9425930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rey Rocchio</meta:initial-creator>
    <meta:creation-date>2025-03-30T08:51:10.695584983</meta:creation-date>
    <dc:date>2025-03-30T11:54:42.017172433</dc:date>
    <dc:creator>Jeffrey Rocchio</dc:creator>
    <meta:editing-duration>PT56M47S</meta:editing-duration>
    <meta:editing-cycles>7</meta:editing-cycles>
    <meta:generator>LibreOffice/24.2.7.2$Linux_X86_64 LibreOffice_project/420$Build-2</meta:generator>
    <meta:document-statistic meta:table-count="2" meta:cell-count="983" meta:object-count="0"/>
  </office:meta>
</office:document-meta>
</file>